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Segoe UI Symbol" style:font-name-complex="Segoe UI Symbo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Segoe UI Symbol" style:font-name-complex="Segoe UI Symbo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Segoe UI Symbol" style:font-name-complex="Segoe UI Symbo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Segoe UI Symbol" style:font-name-complex="Segoe UI Symbo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Segoe UI Symbol" style:font-name-complex="Segoe UI Symbo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Segoe UI Symbol" style:font-name-complex="Segoe UI Symbo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Segoe UI Symbol" style:font-name-complex="Segoe UI Symbo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Segoe UI Symbol" style:font-name-complex="Segoe UI Symbo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Segoe UI Symbol" style:font-name-complex="Segoe UI Symbo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Segoe UI Symbol" style:font-name-complex="Segoe UI Symbo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Segoe UI Symbol" style:font-name-complex="Segoe UI Symbo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Segoe UI Symbol" style:font-name-complex="Segoe UI Symbol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Segoe UI Symbol" style:font-name-complex="Segoe UI Symbol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Segoe UI Symbol" style:font-name-complex="Segoe UI Symbol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Segoe UI Symbol" style:font-name-complex="Segoe UI Symbo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Segoe UI Symbol" style:font-name-complex="Segoe UI Symbol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Segoe UI Symbol" style:font-name-complex="Segoe UI Symbol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Segoe UI Symbol" style:font-name-complex="Segoe UI Symbo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Segoe UI Symbol" style:font-name-complex="Segoe UI Symbo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Segoe UI Symbol" style:font-name-complex="Segoe UI Symbo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Segoe UI Symbol" style:font-name-complex="Segoe UI Symbo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Segoe UI Symbol" style:font-name-complex="Segoe UI Symbol"/>
    </style:style>
    <style:style style:name="T53" style:parent-style-name="DefaultParagraphFont" style:family="text">
      <style:text-properties style:font-name="Arial" style:font-name-complex="Arial"/>
    </style:style>
    <style:style style:name="T54" style:parent-style-name="DefaultParagraphFont" style:family="text">
      <style:text-properties style:font-name="Segoe UI Symbol" style:font-name-complex="Segoe UI Symbol"/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Segoe UI Symbol" style:font-name-complex="Segoe UI Symbo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Segoe UI Symbol" style:font-name-complex="Segoe UI Symbo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Segoe UI Symbol" style:font-name-complex="Segoe UI Symbol"/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="Segoe UI Symbol" style:font-name-complex="Segoe UI Symbol"/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="Segoe UI Symbol" style:font-name-complex="Segoe UI Symbo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Segoe UI Symbol" style:font-name-complex="Segoe UI Symbol"/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="Segoe UI Symbol" style:font-name-complex="Segoe UI Symbol"/>
    </style:style>
    <style:style style:name="T74" style:parent-style-name="DefaultParagraphFont" style:family="text">
      <style:text-properties style:font-name="Arial" style:font-name-complex="Arial"/>
    </style:style>
    <style:style style:name="T75" style:parent-style-name="DefaultParagraphFont" style:family="text">
      <style:text-properties style:font-name="Segoe UI Symbol" style:font-name-complex="Segoe UI Symbo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Segoe UI Symbol" style:font-name-complex="Segoe UI Symbo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Segoe UI Symbol" style:font-name-complex="Segoe UI Symbo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Segoe UI Symbol" style:font-name-complex="Segoe UI Symbo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Segoe UI Symbol" style:font-name-complex="Segoe UI Symbo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Segoe UI Symbol" style:font-name-complex="Segoe UI Symbol"/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="Segoe UI Symbol" style:font-name-complex="Segoe UI Symbo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Segoe UI Symbol" style:font-name-complex="Segoe UI Symbol"/>
    </style:style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Segoe UI Symbol" style:font-name-complex="Segoe UI Symbol"/>
    </style:style>
    <style:style style:name="T94" style:parent-style-name="DefaultParagraphFont" style:family="text">
      <style:text-properties style:font-name="Arial" style:font-name-complex="Arial"/>
    </style:style>
    <style:style style:name="T95" style:parent-style-name="DefaultParagraphFont" style:family="text">
      <style:text-properties style:font-name="Segoe UI Symbol" style:font-name-complex="Segoe UI Symbo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/>
    </style:style>
    <style:style style:name="T99" style:parent-style-name="DefaultParagraphFont" style:family="text">
      <style:text-properties style:font-name="Segoe UI Symbol" style:font-name-complex="Segoe UI Symbol"/>
    </style:style>
    <style:style style:name="T100" style:parent-style-name="DefaultParagraphFont" style:family="text">
      <style:text-properties style:font-name="Arial" style:font-name-complex="Arial"/>
    </style:style>
    <style:style style:name="T101" style:parent-style-name="DefaultParagraphFont" style:family="text">
      <style:text-properties style:font-name="Segoe UI Symbol" style:font-name-complex="Segoe UI Symbol"/>
    </style:style>
    <style:style style:name="T102" style:parent-style-name="DefaultParagraphFont" style:family="text">
      <style:text-properties style:font-name="Arial" style:font-name-complex="Arial"/>
    </style:style>
    <style:style style:name="T103" style:parent-style-name="DefaultParagraphFont" style:family="text">
      <style:text-properties style:font-name="Segoe UI Symbol" style:font-name-complex="Segoe UI Symbol"/>
    </style:style>
    <style:style style:name="T104" style:parent-style-name="DefaultParagraphFont" style:family="text">
      <style:text-properties style:font-name="Arial" style:font-name-complex="Arial"/>
    </style:style>
    <style:style style:name="T105" style:parent-style-name="DefaultParagraphFont" style:family="text">
      <style:text-properties style:font-name="Segoe UI Symbol" style:font-name-complex="Segoe UI Symbol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/>
    </style:style>
    <style:style style:name="T109" style:parent-style-name="DefaultParagraphFont" style:family="text">
      <style:text-properties style:font-name="Segoe UI Symbol" style:font-name-complex="Segoe UI Symbol"/>
    </style:style>
    <style:style style:name="T110" style:parent-style-name="DefaultParagraphFont" style:family="text">
      <style:text-properties style:font-name="Arial" style:font-name-complex="Arial"/>
    </style:style>
    <style:style style:name="T111" style:parent-style-name="DefaultParagraphFont" style:family="text">
      <style:text-properties style:font-name="Segoe UI Symbol" style:font-name-complex="Segoe UI Symbol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Segoe UI Symbol" style:font-name-complex="Segoe UI Symbol"/>
    </style:style>
    <style:style style:name="T114" style:parent-style-name="DefaultParagraphFont" style:family="text">
      <style:text-properties style:font-name="Arial" style:font-name-complex="Arial"/>
    </style:style>
    <style:style style:name="T115" style:parent-style-name="DefaultParagraphFont" style:family="text">
      <style:text-properties style:font-name="Segoe UI Symbol" style:font-name-complex="Segoe UI Symbo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Segoe UI Symbol" style:font-name-complex="Segoe UI Symbo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Segoe UI Symbol" style:font-name-complex="Segoe UI Symbol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Segoe UI Symbol" style:font-name-complex="Segoe UI Symbol"/>
    </style:style>
    <style:style style:name="T124" style:parent-style-name="DefaultParagraphFont" style:family="text">
      <style:text-properties style:font-name="Arial" style:font-name-complex="Arial"/>
    </style:style>
    <style:style style:name="T125" style:parent-style-name="DefaultParagraphFont" style:family="text">
      <style:text-properties style:font-name="Segoe UI Symbol" style:font-name-complex="Segoe UI Symbol"/>
    </style:style>
    <style:style style:name="T126" style:parent-style-name="DefaultParagraphFont" style:family="text">
      <style:text-properties style:font-name="Arial" style:font-name-complex="Arial"/>
    </style:style>
    <style:style style:name="T127" style:parent-style-name="DefaultParagraphFont" style:family="text">
      <style:text-properties style:font-name="Segoe UI Symbol" style:font-name-complex="Segoe UI Symbol"/>
    </style:style>
    <style:style style:name="T128" style:parent-style-name="DefaultParagraphFont" style:family="text">
      <style:text-properties style:font-name="Arial" style:font-name-complex="Arial"/>
    </style:style>
    <style:style style:name="T129" style:parent-style-name="DefaultParagraphFont" style:family="text">
      <style:text-properties style:font-name="Segoe UI Symbol" style:font-name-complex="Segoe UI Symbol"/>
    </style:style>
    <style:style style:name="T130" style:parent-style-name="DefaultParagraphFont" style:family="text">
      <style:text-properties style:font-name="Arial" style:font-name-complex="Arial"/>
    </style:style>
    <style:style style:name="T131" style:parent-style-name="DefaultParagraphFont" style:family="text">
      <style:text-properties style:font-name="Segoe UI Symbol" style:font-name-complex="Segoe UI Symbol"/>
    </style:style>
    <style:style style:name="T132" style:parent-style-name="DefaultParagraphFont" style:family="text">
      <style:text-properties style:font-name="Arial" style:font-name-complex="Arial"/>
    </style:style>
    <style:style style:name="T133" style:parent-style-name="DefaultParagraphFont" style:family="text">
      <style:text-properties style:font-name="Segoe UI Symbol" style:font-name-complex="Segoe UI Symbol"/>
    </style:style>
    <style:style style:name="T134" style:parent-style-name="DefaultParagraphFont" style:family="text">
      <style:text-properties style:font-name="Arial" style:font-name-complex="Arial"/>
    </style:style>
    <style:style style:name="T135" style:parent-style-name="DefaultParagraphFont" style:family="text">
      <style:text-properties style:font-name="Arial" style:font-name-complex="Arial"/>
    </style:style>
    <style:style style:name="T136" style:parent-style-name="DefaultParagraphFont" style:family="text">
      <style:text-properties style:font-name="Arial" style:font-name-complex="Arial"/>
    </style:style>
    <style:style style:name="T137" style:parent-style-name="DefaultParagraphFont" style:family="text">
      <style:text-properties style:font-name="Segoe UI Symbol" style:font-name-complex="Segoe UI Symbol"/>
    </style:style>
    <style:style style:name="T138" style:parent-style-name="DefaultParagraphFont" style:family="text">
      <style:text-properties style:font-name="Arial" style:font-name-complex="Arial"/>
    </style:style>
    <style:style style:name="T139" style:parent-style-name="DefaultParagraphFont" style:family="text">
      <style:text-properties style:font-name="Segoe UI Symbol" style:font-name-complex="Segoe UI Symbol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Segoe UI Symbol" style:font-name-complex="Segoe UI Symbol"/>
    </style:style>
    <style:style style:name="T142" style:parent-style-name="DefaultParagraphFont" style:family="text">
      <style:text-properties style:font-name="Arial" style:font-name-complex="Arial"/>
    </style:style>
    <style:style style:name="T143" style:parent-style-name="DefaultParagraphFont" style:family="text">
      <style:text-properties style:font-name="Segoe UI Symbol" style:font-name-complex="Segoe UI Symbol"/>
    </style:style>
    <style:style style:name="T144" style:parent-style-name="DefaultParagraphFont" style:family="text">
      <style:text-properties style:font-name="Arial" style:font-name-complex="Arial"/>
    </style:style>
    <style:style style:name="T145" style:parent-style-name="DefaultParagraphFont" style:family="text">
      <style:text-properties style:font-name="Segoe UI Symbol" style:font-name-complex="Segoe UI Symbol"/>
    </style:style>
    <style:style style:name="T146" style:parent-style-name="DefaultParagraphFont" style:family="text">
      <style:text-properties style:font-name="Arial" style:font-name-complex="Arial"/>
    </style:style>
    <style:style style:name="T147" style:parent-style-name="DefaultParagraphFont" style:family="text">
      <style:text-properties style:font-name="Segoe UI Symbol" style:font-name-complex="Segoe UI Symbol"/>
    </style:style>
    <style:style style:name="T148" style:parent-style-name="DefaultParagraphFont" style:family="text">
      <style:text-properties style:font-name="Arial" style:font-name-complex="Arial"/>
    </style:style>
    <style:style style:name="T149" style:parent-style-name="DefaultParagraphFont" style:family="text">
      <style:text-properties style:font-name="Arial" style:font-name-complex="Arial"/>
    </style:style>
    <style:style style:name="T150" style:parent-style-name="DefaultParagraphFont" style:family="text">
      <style:text-properties style:font-name="Arial" style:font-name-complex="Arial"/>
    </style:style>
    <style:style style:name="T151" style:parent-style-name="DefaultParagraphFont" style:family="text">
      <style:text-properties style:font-name="Segoe UI Symbol" style:font-name-complex="Segoe UI Symbol"/>
    </style:style>
    <style:style style:name="T152" style:parent-style-name="DefaultParagraphFont" style:family="text">
      <style:text-properties style:font-name="Arial" style:font-name-complex="Arial"/>
    </style:style>
    <style:style style:name="T153" style:parent-style-name="DefaultParagraphFont" style:family="text">
      <style:text-properties style:font-name="Segoe UI Symbol" style:font-name-complex="Segoe UI Symbo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Segoe UI Symbol" style:font-name-complex="Segoe UI Symbol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style:font-name="Segoe UI Symbol" style:font-name-complex="Segoe UI Symbo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Segoe UI Symbol" style:font-name-complex="Segoe UI Symbo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Segoe UI Symbol" style:font-name-complex="Segoe UI Symbol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DefaultParagraphFont" style:family="text">
      <style:text-properties style:font-name="Arial" style:font-name-complex="Arial"/>
    </style:style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Segoe UI Symbol" style:font-name-complex="Segoe UI Symbol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Segoe UI Symbol" style:font-name-complex="Segoe UI Symbo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Segoe UI Symbol" style:font-name-complex="Segoe UI Symbo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Segoe UI Symbol" style:font-name-complex="Segoe UI Symbo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Segoe UI Symbol" style:font-name-complex="Segoe UI Symbo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Segoe UI Symbol" style:font-name-complex="Segoe UI Symbol"/>
    </style:style>
    <style:style style:name="T178" style:parent-style-name="DefaultParagraphFont" style:family="text">
      <style:text-properties style:font-name="Arial" style:font-name-complex="Arial"/>
    </style:style>
    <style:style style:name="T179" style:parent-style-name="DefaultParagraphFont" style:family="text">
      <style:text-properties style:font-name="Segoe UI Symbol" style:font-name-complex="Segoe UI Symbol"/>
    </style:style>
    <style:style style:name="T180" style:parent-style-name="DefaultParagraphFont" style:family="text">
      <style:text-properties style:font-name="Arial" style:font-name-complex="Arial"/>
    </style:style>
    <style:style style:name="T181" style:parent-style-name="DefaultParagraphFont" style:family="text">
      <style:text-properties style:font-name="Segoe UI Symbol" style:font-name-complex="Segoe UI Symbol"/>
    </style:style>
    <style:style style:name="T182" style:parent-style-name="DefaultParagraphFont" style:family="text">
      <style:text-properties style:font-name="Arial" style:font-name-complex="Arial"/>
    </style:style>
    <style:style style:name="T183" style:parent-style-name="DefaultParagraphFont" style:family="text">
      <style:text-properties style:font-name="Segoe UI Symbol" style:font-name-complex="Segoe UI Symbol"/>
    </style:style>
    <style:style style:name="T184" style:parent-style-name="DefaultParagraphFont" style:family="text">
      <style:text-properties style:font-name="Arial" style:font-name-complex="Arial"/>
    </style:style>
    <style:style style:name="T185" style:parent-style-name="DefaultParagraphFont" style:family="text">
      <style:text-properties style:font-name="Segoe UI Symbol" style:font-name-complex="Segoe UI Symbol"/>
    </style:style>
    <style:style style:name="T186" style:parent-style-name="DefaultParagraphFont" style:family="text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T189" style:parent-style-name="DefaultParagraphFont" style:family="text">
      <style:text-properties style:font-name="Segoe UI Symbol" style:font-name-complex="Segoe UI Symbol"/>
    </style:style>
    <style:style style:name="T190" style:parent-style-name="DefaultParagraphFont" style:family="text">
      <style:text-properties style:font-name="Arial" style:font-name-complex="Arial"/>
    </style:style>
    <style:style style:name="T191" style:parent-style-name="DefaultParagraphFont" style:family="text">
      <style:text-properties style:font-name="Segoe UI Symbol" style:font-name-complex="Segoe UI Symbol"/>
    </style:style>
    <style:style style:name="T192" style:parent-style-name="DefaultParagraphFont" style:family="text">
      <style:text-properties style:font-name="Arial" style:font-name-complex="Arial"/>
    </style:style>
    <style:style style:name="T193" style:parent-style-name="DefaultParagraphFont" style:family="text">
      <style:text-properties style:font-name="Segoe UI Symbol" style:font-name-complex="Segoe UI Symbol"/>
    </style:style>
    <style:style style:name="T194" style:parent-style-name="DefaultParagraphFont" style:family="text">
      <style:text-properties style:font-name="Arial" style:font-name-complex="Arial"/>
    </style:style>
    <style:style style:name="T195" style:parent-style-name="DefaultParagraphFont" style:family="text">
      <style:text-properties style:font-name="Segoe UI Symbol" style:font-name-complex="Segoe UI Symbol"/>
    </style:style>
    <style:style style:name="T196" style:parent-style-name="DefaultParagraphFont" style:family="text">
      <style:text-properties style:font-name="Arial" style:font-name-complex="Arial"/>
    </style:style>
    <style:style style:name="T197" style:parent-style-name="DefaultParagraphFont" style:family="text">
      <style:text-properties style:font-name="Segoe UI Symbol" style:font-name-complex="Segoe UI Symbol"/>
    </style:style>
    <style:style style:name="T198" style:parent-style-name="DefaultParagraphFont" style:family="text">
      <style:text-properties style:font-name="Arial" style:font-name-complex="Arial"/>
    </style:style>
    <style:style style:name="T199" style:parent-style-name="DefaultParagraphFont" style:family="text">
      <style:text-properties style:font-name="Segoe UI Symbol" style:font-name-complex="Segoe UI Symbol"/>
    </style:style>
    <style:style style:name="T200" style:parent-style-name="DefaultParagraphFont" style:family="text">
      <style:text-properties style:font-name="Arial" style:font-name-complex="Arial"/>
    </style:style>
    <style:style style:name="T201" style:parent-style-name="DefaultParagraphFont" style:family="text">
      <style:text-properties style:font-name="Arial" style:font-name-complex="Arial"/>
    </style:style>
    <style:style style:name="T202" style:parent-style-name="DefaultParagraphFont" style:family="text">
      <style:text-properties style:font-name="Arial" style:font-name-complex="Arial"/>
    </style:style>
    <style:style style:name="T203" style:parent-style-name="DefaultParagraphFont" style:family="text">
      <style:text-properties style:font-name="Segoe UI Symbol" style:font-name-complex="Segoe UI Symbol"/>
    </style:style>
    <style:style style:name="T204" style:parent-style-name="DefaultParagraphFont" style:family="text">
      <style:text-properties style:font-name="Arial" style:font-name-complex="Arial"/>
    </style:style>
    <style:style style:name="T205" style:parent-style-name="DefaultParagraphFont" style:family="text">
      <style:text-properties style:font-name="Segoe UI Symbol" style:font-name-complex="Segoe UI Symbol"/>
    </style:style>
    <style:style style:name="T206" style:parent-style-name="DefaultParagraphFont" style:family="text">
      <style:text-properties style:font-name="Arial" style:font-name-complex="Arial"/>
    </style:style>
    <style:style style:name="T207" style:parent-style-name="DefaultParagraphFont" style:family="text">
      <style:text-properties style:font-name="Segoe UI Symbol" style:font-name-complex="Segoe UI Symbol"/>
    </style:style>
    <style:style style:name="T208" style:parent-style-name="DefaultParagraphFont" style:family="text">
      <style:text-properties style:font-name="Arial" style:font-name-complex="Arial"/>
    </style:style>
    <style:style style:name="T209" style:parent-style-name="DefaultParagraphFont" style:family="text">
      <style:text-properties style:font-name="Segoe UI Symbol" style:font-name-complex="Segoe UI Symbol"/>
    </style:style>
    <style:style style:name="T210" style:parent-style-name="DefaultParagraphFont" style:family="text">
      <style:text-properties style:font-name="Arial" style:font-name-complex="Arial"/>
    </style:style>
    <style:style style:name="T211" style:parent-style-name="DefaultParagraphFont" style:family="text">
      <style:text-properties style:font-name="Segoe UI Symbol" style:font-name-complex="Segoe UI Symbol"/>
    </style:style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Segoe UI Symbol" style:font-name-complex="Segoe UI Symbol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Segoe UI Symbol" style:font-name-complex="Segoe UI Symbol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Segoe UI Symbol" style:font-name-complex="Segoe UI Symbol"/>
    </style:style>
    <style:style style:name="T220" style:parent-style-name="DefaultParagraphFont" style:family="text">
      <style:text-properties style:font-name="Arial" style:font-name-complex="Arial"/>
    </style:style>
    <style:style style:name="T221" style:parent-style-name="DefaultParagraphFont" style:family="text">
      <style:text-properties style:font-name="Segoe UI Symbol" style:font-name-complex="Segoe UI Symbol"/>
    </style:style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Segoe UI Symbol" style:font-name-complex="Segoe UI Symbol"/>
    </style:style>
    <style:style style:name="T224" style:parent-style-name="DefaultParagraphFont" style:family="text">
      <style:text-properties style:font-name="Arial" style:font-name-complex="Arial"/>
    </style:style>
    <style:style style:name="T225" style:parent-style-name="DefaultParagraphFont" style:family="text">
      <style:text-properties style:font-name="Segoe UI Symbol" style:font-name-complex="Segoe UI Symbol"/>
    </style:style>
    <style:style style:name="T226" style:parent-style-name="DefaultParagraphFont" style:family="text">
      <style:text-properties style:font-name="Arial" style:font-name-complex="Arial"/>
    </style:style>
    <style:style style:name="T227" style:parent-style-name="DefaultParagraphFont" style:family="text">
      <style:text-properties style:font-name="Segoe UI Symbol" style:font-name-complex="Segoe UI Symbol"/>
    </style:style>
    <style:style style:name="T228" style:parent-style-name="DefaultParagraphFont" style:family="text">
      <style:text-properties style:font-name="Arial" style:font-name-complex="Arial"/>
    </style:style>
    <style:style style:name="T229" style:parent-style-name="DefaultParagraphFont" style:family="text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Segoe UI Symbol" style:font-name-complex="Segoe UI Symbol"/>
    </style:style>
    <style:style style:name="T232" style:parent-style-name="DefaultParagraphFont" style:family="text">
      <style:text-properties style:font-name="Arial" style:font-name-complex="Arial"/>
    </style:style>
    <style:style style:name="T233" style:parent-style-name="DefaultParagraphFont" style:family="text">
      <style:text-properties style:font-name="Segoe UI Symbol" style:font-name-complex="Segoe UI Symbol"/>
    </style:style>
    <style:style style:name="T234" style:parent-style-name="DefaultParagraphFont" style:family="text">
      <style:text-properties style:font-name="Arial" style:font-name-complex="Arial"/>
    </style:style>
    <style:style style:name="T235" style:parent-style-name="DefaultParagraphFont" style:family="text">
      <style:text-properties style:font-name="Segoe UI Symbol" style:font-name-complex="Segoe UI Symbol"/>
    </style:style>
    <style:style style:name="T236" style:parent-style-name="DefaultParagraphFont" style:family="text">
      <style:text-properties style:font-name="Arial" style:font-name-complex="Arial"/>
    </style:style>
    <style:style style:name="T237" style:parent-style-name="DefaultParagraphFont" style:family="text">
      <style:text-properties style:font-name="Segoe UI Symbol" style:font-name-complex="Segoe UI Symbo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Arial" style:font-name-complex="Arial"/>
    </style:style>
    <style:style style:name="T240" style:parent-style-name="DefaultParagraphFont" style:family="text">
      <style:text-properties style:font-name="Arial" style:font-name-complex="Arial"/>
    </style:style>
    <style:style style:name="T241" style:parent-style-name="DefaultParagraphFont" style:family="text">
      <style:text-properties style:font-name="Segoe UI Symbol" style:font-name-complex="Segoe UI Symbol"/>
    </style:style>
    <style:style style:name="T242" style:parent-style-name="DefaultParagraphFont" style:family="text">
      <style:text-properties style:font-name="Arial" style:font-name-complex="Arial"/>
    </style:style>
    <style:style style:name="T243" style:parent-style-name="DefaultParagraphFont" style:family="text">
      <style:text-properties style:font-name="Segoe UI Symbol" style:font-name-complex="Segoe UI Symbol"/>
    </style:style>
    <style:style style:name="T244" style:parent-style-name="DefaultParagraphFont" style:family="text">
      <style:text-properties style:font-name="Arial" style:font-name-complex="Arial"/>
    </style:style>
    <style:style style:name="T245" style:parent-style-name="DefaultParagraphFont" style:family="text">
      <style:text-properties style:font-name="Segoe UI Symbol" style:font-name-complex="Segoe UI Symbol"/>
    </style:style>
    <style:style style:name="T246" style:parent-style-name="DefaultParagraphFont" style:family="text">
      <style:text-properties style:font-name="Arial" style:font-name-complex="Arial"/>
    </style:style>
    <style:style style:name="T247" style:parent-style-name="DefaultParagraphFont" style:family="text">
      <style:text-properties style:font-name="Segoe UI Symbol" style:font-name-complex="Segoe UI Symbol"/>
    </style:style>
    <style:style style:name="T248" style:parent-style-name="DefaultParagraphFont" style:family="text">
      <style:text-properties style:font-name="Arial" style:font-name-complex="Arial"/>
    </style:style>
    <style:style style:name="T249" style:parent-style-name="DefaultParagraphFont" style:family="text">
      <style:text-properties style:font-name="Segoe UI Symbol" style:font-name-complex="Segoe UI Symbol"/>
    </style:style>
    <style:style style:name="T250" style:parent-style-name="DefaultParagraphFont" style:family="text">
      <style:text-properties style:font-name="Arial" style:font-name-complex="Arial"/>
    </style:style>
    <style:style style:name="T251" style:parent-style-name="DefaultParagraphFont" style:family="text">
      <style:text-properties style:font-name="Segoe UI Symbol" style:font-name-complex="Segoe UI Symbol"/>
    </style:style>
    <style:style style:name="T252" style:parent-style-name="DefaultParagraphFont" style:family="text">
      <style:text-properties style:font-name="Arial" style:font-name-complex="Arial"/>
    </style:style>
    <style:style style:name="T253" style:parent-style-name="DefaultParagraphFont" style:family="text">
      <style:text-properties style:font-name="Arial" style:font-name-complex="Arial"/>
    </style:style>
    <style:style style:name="T254" style:parent-style-name="DefaultParagraphFont" style:family="text">
      <style:text-properties style:font-name="Arial" style:font-name-complex="Arial"/>
    </style:style>
    <style:style style:name="T255" style:parent-style-name="DefaultParagraphFont" style:family="text">
      <style:text-properties style:font-name="Segoe UI Symbol" style:font-name-complex="Segoe UI Symbol"/>
    </style:style>
    <style:style style:name="T256" style:parent-style-name="DefaultParagraphFont" style:family="text">
      <style:text-properties style:font-name="Arial" style:font-name-complex="Arial"/>
    </style:style>
    <style:style style:name="T257" style:parent-style-name="DefaultParagraphFont" style:family="text">
      <style:text-properties style:font-name="Segoe UI Symbol" style:font-name-complex="Segoe UI Symbol"/>
    </style:style>
    <style:style style:name="T258" style:parent-style-name="DefaultParagraphFont" style:family="text">
      <style:text-properties style:font-name="Arial" style:font-name-complex="Arial"/>
    </style:style>
    <style:style style:name="T259" style:parent-style-name="DefaultParagraphFont" style:family="text">
      <style:text-properties style:font-name="Segoe UI Symbol" style:font-name-complex="Segoe UI Symbol"/>
    </style:style>
    <style:style style:name="T260" style:parent-style-name="DefaultParagraphFont" style:family="text">
      <style:text-properties style:font-name="Arial" style:font-name-complex="Arial"/>
    </style:style>
    <style:style style:name="T261" style:parent-style-name="DefaultParagraphFont" style:family="text">
      <style:text-properties style:font-name="Segoe UI Symbol" style:font-name-complex="Segoe UI Symbol"/>
    </style:style>
    <style:style style:name="T262" style:parent-style-name="DefaultParagraphFont" style:family="text">
      <style:text-properties style:font-name="Arial" style:font-name-complex="Arial"/>
    </style:style>
    <style:style style:name="T263" style:parent-style-name="DefaultParagraphFont" style:family="text">
      <style:text-properties style:font-name="Segoe UI Symbol" style:font-name-complex="Segoe UI Symbol"/>
    </style:style>
    <style:style style:name="T264" style:parent-style-name="DefaultParagraphFont" style:family="text">
      <style:text-properties style:font-name="Arial" style:font-name-complex="Arial"/>
    </style:style>
    <style:style style:name="T265" style:parent-style-name="DefaultParagraphFont" style:family="text">
      <style:text-properties style:font-name="Segoe UI Symbol" style:font-name-complex="Segoe UI Symbol"/>
    </style:style>
    <style:style style:name="T266" style:parent-style-name="DefaultParagraphFont" style:family="text">
      <style:text-properties style:font-name="Arial" style:font-name-complex="Arial"/>
    </style:style>
    <style:style style:name="T267" style:parent-style-name="DefaultParagraphFont" style:family="text">
      <style:text-properties style:font-name="Arial" style:font-name-complex="Arial"/>
    </style:style>
    <style:style style:name="T268" style:parent-style-name="DefaultParagraphFont" style:family="text">
      <style:text-properties style:font-name="Arial" style:font-name-complex="Arial"/>
    </style:style>
    <style:style style:name="T269" style:parent-style-name="DefaultParagraphFont" style:family="text">
      <style:text-properties style:font-name="Arial" style:font-name-complex="Arial"/>
    </style:style>
    <style:style style:name="T270" style:parent-style-name="DefaultParagraphFont" style:family="text">
      <style:text-properties style:font-name="Arial" style:font-name-complex="Arial"/>
    </style:style>
    <style:style style:name="T271" style:parent-style-name="DefaultParagraphFont" style:family="text">
      <style:text-properties style:font-name="Segoe UI Symbol" style:font-name-complex="Segoe UI Symbol"/>
    </style:style>
    <style:style style:name="T272" style:parent-style-name="DefaultParagraphFont" style:family="text">
      <style:text-properties style:font-name="Arial" style:font-name-complex="Arial"/>
    </style:style>
    <style:style style:name="T273" style:parent-style-name="DefaultParagraphFont" style:family="text">
      <style:text-properties style:font-name="Segoe UI Symbol" style:font-name-complex="Segoe UI Symbol"/>
    </style:style>
    <style:style style:name="T274" style:parent-style-name="DefaultParagraphFont" style:family="text">
      <style:text-properties style:font-name="Arial" style:font-name-complex="Arial"/>
    </style:style>
    <style:style style:name="T275" style:parent-style-name="DefaultParagraphFont" style:family="text">
      <style:text-properties style:font-name="Segoe UI Symbol" style:font-name-complex="Segoe UI Symbol"/>
    </style:style>
    <style:style style:name="T276" style:parent-style-name="DefaultParagraphFont" style:family="text">
      <style:text-properties style:font-name="Arial" style:font-name-complex="Arial"/>
    </style:style>
    <style:style style:name="T277" style:parent-style-name="DefaultParagraphFont" style:family="text">
      <style:text-properties style:font-name="Segoe UI Symbol" style:font-name-complex="Segoe UI Symbol"/>
    </style:style>
    <style:style style:name="T278" style:parent-style-name="DefaultParagraphFont" style:family="text">
      <style:text-properties style:font-name="Arial" style:font-name-complex="Arial"/>
    </style:style>
    <style:style style:name="T279" style:parent-style-name="DefaultParagraphFont" style:family="text">
      <style:text-properties style:font-name="Arial" style:font-name-complex="Arial"/>
    </style:style>
    <style:style style:name="T280" style:parent-style-name="DefaultParagraphFont" style:family="text">
      <style:text-properties style:font-name="Segoe UI Symbol" style:font-name-complex="Segoe UI Symbol"/>
    </style:style>
    <style:style style:name="T281" style:parent-style-name="DefaultParagraphFont" style:family="text">
      <style:text-properties style:font-name="Arial" style:font-name-complex="Arial"/>
    </style:style>
    <style:style style:name="T282" style:parent-style-name="DefaultParagraphFont" style:family="text">
      <style:text-properties style:font-name="Arial" style:font-name-complex="Arial"/>
    </style:style>
    <style:style style:name="T283" style:parent-style-name="DefaultParagraphFont" style:family="text">
      <style:text-properties style:font-name="Segoe UI Symbol" style:font-name-complex="Segoe UI Symbol"/>
    </style:style>
    <style:style style:name="T284" style:parent-style-name="DefaultParagraphFont" style:family="text">
      <style:text-properties style:font-name="Arial" style:font-name-complex="Arial"/>
    </style:style>
    <style:style style:name="T285" style:parent-style-name="DefaultParagraphFont" style:family="text">
      <style:text-properties style:font-name="Segoe UI Symbol" style:font-name-complex="Segoe UI Symbol"/>
    </style:style>
    <style:style style:name="T286" style:parent-style-name="DefaultParagraphFont" style:family="text">
      <style:text-properties style:font-name="Arial" style:font-name-complex="Arial"/>
    </style:style>
    <style:style style:name="T287" style:parent-style-name="DefaultParagraphFont" style:family="text">
      <style:text-properties style:font-name="Arial" style:font-name-complex="Arial"/>
    </style:style>
    <style:style style:name="T288" style:parent-style-name="DefaultParagraphFont" style:family="text">
      <style:text-properties style:font-name="Arial" style:font-name-complex="Arial"/>
    </style:style>
    <style:style style:name="T289" style:parent-style-name="DefaultParagraphFont" style:family="text">
      <style:text-properties style:font-name="Segoe UI Symbol" style:font-name-complex="Segoe UI Symbol"/>
    </style:style>
    <style:style style:name="T290" style:parent-style-name="DefaultParagraphFont" style:family="text">
      <style:text-properties style:font-name="Arial" style:font-name-complex="Arial"/>
    </style:style>
    <style:style style:name="T291" style:parent-style-name="DefaultParagraphFont" style:family="text">
      <style:text-properties style:font-name="Segoe UI Symbol" style:font-name-complex="Segoe UI Symbol"/>
    </style:style>
    <style:style style:name="T292" style:parent-style-name="DefaultParagraphFont" style:family="text">
      <style:text-properties style:font-name="Arial" style:font-name-complex="Arial"/>
    </style:style>
    <style:style style:name="T293" style:parent-style-name="DefaultParagraphFont" style:family="text">
      <style:text-properties style:font-name="Segoe UI Symbol" style:font-name-complex="Segoe UI Symbol"/>
    </style:style>
    <style:style style:name="T294" style:parent-style-name="DefaultParagraphFont" style:family="text">
      <style:text-properties style:font-name="Arial" style:font-name-complex="Arial"/>
    </style:style>
    <style:style style:name="T295" style:parent-style-name="DefaultParagraphFont" style:family="text">
      <style:text-properties style:font-name="Segoe UI Symbol" style:font-name-complex="Segoe UI Symbol"/>
    </style:style>
    <style:style style:name="T296" style:parent-style-name="DefaultParagraphFont" style:family="text">
      <style:text-properties style:font-name="Arial" style:font-name-complex="Arial"/>
    </style:style>
    <style:style style:name="T297" style:parent-style-name="DefaultParagraphFont" style:family="text">
      <style:text-properties style:font-name="Segoe UI Symbol" style:font-name-complex="Segoe UI Symbol"/>
    </style:style>
    <style:style style:name="T298" style:parent-style-name="DefaultParagraphFont" style:family="text">
      <style:text-properties style:font-name="Arial" style:font-name-complex="Arial"/>
    </style:style>
    <style:style style:name="T299" style:parent-style-name="DefaultParagraphFont" style:family="text">
      <style:text-properties style:font-name="Segoe UI Symbol" style:font-name-complex="Segoe UI Symbol"/>
    </style:style>
    <style:style style:name="T300" style:parent-style-name="DefaultParagraphFont" style:family="text">
      <style:text-properties style:font-name="Arial" style:font-name-complex="Arial"/>
    </style:style>
    <style:style style:name="T301" style:parent-style-name="DefaultParagraphFont" style:family="text">
      <style:text-properties style:font-name="Segoe UI Symbol" style:font-name-complex="Segoe UI Symbol"/>
    </style:style>
    <style:style style:name="T302" style:parent-style-name="DefaultParagraphFont" style:family="text">
      <style:text-properties style:font-name="Arial" style:font-name-complex="Arial"/>
    </style:style>
    <style:style style:name="T303" style:parent-style-name="DefaultParagraphFont" style:family="text">
      <style:text-properties style:font-name="Segoe UI Symbol" style:font-name-complex="Segoe UI Symbol"/>
    </style:style>
    <style:style style:name="T304" style:parent-style-name="DefaultParagraphFont" style:family="text">
      <style:text-properties style:font-name="Arial" style:font-name-complex="Arial"/>
    </style:style>
    <style:style style:name="T305" style:parent-style-name="DefaultParagraphFont" style:family="text">
      <style:text-properties style:font-name="Segoe UI Symbol" style:font-name-complex="Segoe UI Symbol"/>
    </style:style>
    <style:style style:name="T306" style:parent-style-name="DefaultParagraphFont" style:family="text">
      <style:text-properties style:font-name="Arial" style:font-name-complex="Arial"/>
    </style:style>
    <style:style style:name="T307" style:parent-style-name="DefaultParagraphFont" style:family="text">
      <style:text-properties style:font-name="Segoe UI Symbol" style:font-name-complex="Segoe UI Symbol"/>
    </style:style>
    <style:style style:name="T308" style:parent-style-name="DefaultParagraphFont" style:family="text">
      <style:text-properties style:font-name="Arial" style:font-name-complex="Arial"/>
    </style:style>
    <style:style style:name="T309" style:parent-style-name="DefaultParagraphFont" style:family="text">
      <style:text-properties style:font-name="Arial" style:font-name-complex="Arial"/>
    </style:style>
    <style:style style:name="T310" style:parent-style-name="DefaultParagraphFont" style:family="text">
      <style:text-properties style:font-name="Arial" style:font-name-complex="Arial"/>
    </style:style>
    <style:style style:name="T311" style:parent-style-name="DefaultParagraphFont" style:family="text">
      <style:text-properties style:font-name="Segoe UI Symbol" style:font-name-complex="Segoe UI Symbol"/>
    </style:style>
    <style:style style:name="T312" style:parent-style-name="DefaultParagraphFont" style:family="text">
      <style:text-properties style:font-name="Arial" style:font-name-complex="Arial"/>
    </style:style>
    <style:style style:name="T313" style:parent-style-name="DefaultParagraphFont" style:family="text">
      <style:text-properties style:font-name="Segoe UI Symbol" style:font-name-complex="Segoe UI Symbol"/>
    </style:style>
    <style:style style:name="T314" style:parent-style-name="DefaultParagraphFont" style:family="text">
      <style:text-properties style:font-name="Arial" style:font-name-complex="Arial"/>
    </style:style>
    <style:style style:name="T315" style:parent-style-name="DefaultParagraphFont" style:family="text">
      <style:text-properties style:font-name="Segoe UI Symbol" style:font-name-complex="Segoe UI Symbol"/>
    </style:style>
    <style:style style:name="T316" style:parent-style-name="DefaultParagraphFont" style:family="text">
      <style:text-properties style:font-name="Arial" style:font-name-complex="Arial"/>
    </style:style>
    <style:style style:name="T317" style:parent-style-name="DefaultParagraphFont" style:family="text">
      <style:text-properties style:font-name="Segoe UI Symbol" style:font-name-complex="Segoe UI Symbol"/>
    </style:style>
    <style:style style:name="T318" style:parent-style-name="DefaultParagraphFont" style:family="text">
      <style:text-properties style:font-name="Arial" style:font-name-complex="Arial"/>
    </style:style>
    <style:style style:name="T319" style:parent-style-name="DefaultParagraphFont" style:family="text">
      <style:text-properties style:font-name="Segoe UI Symbol" style:font-name-complex="Segoe UI Symbol"/>
    </style:style>
    <style:style style:name="T320" style:parent-style-name="DefaultParagraphFont" style:family="text">
      <style:text-properties style:font-name="Arial" style:font-name-complex="Arial"/>
    </style:style>
    <style:style style:name="T321" style:parent-style-name="DefaultParagraphFont" style:family="text">
      <style:text-properties style:font-name="Segoe UI Symbol" style:font-name-complex="Segoe UI Symbol"/>
    </style:style>
    <style:style style:name="T322" style:parent-style-name="DefaultParagraphFont" style:family="text">
      <style:text-properties style:font-name="Arial" style:font-name-complex="Arial"/>
    </style:style>
    <style:style style:name="T323" style:parent-style-name="DefaultParagraphFont" style:family="text">
      <style:text-properties style:font-name="Segoe UI Symbol" style:font-name-complex="Segoe UI Symbol"/>
    </style:style>
    <style:style style:name="T324" style:parent-style-name="DefaultParagraphFont" style:family="text">
      <style:text-properties style:font-name="Arial" style:font-name-complex="Arial"/>
    </style:style>
    <style:style style:name="T325" style:parent-style-name="DefaultParagraphFont" style:family="text">
      <style:text-properties style:font-name="Segoe UI Symbol" style:font-name-complex="Segoe UI Symbol"/>
    </style:style>
    <style:style style:name="T326" style:parent-style-name="DefaultParagraphFont" style:family="text">
      <style:text-properties style:font-name="Arial" style:font-name-complex="Arial"/>
    </style:style>
    <style:style style:name="T327" style:parent-style-name="DefaultParagraphFont" style:family="text">
      <style:text-properties style:font-name="Segoe UI Symbol" style:font-name-complex="Segoe UI Symbol"/>
    </style:style>
    <style:style style:name="T328" style:parent-style-name="DefaultParagraphFont" style:family="text">
      <style:text-properties style:font-name="Arial" style:font-name-complex="Arial"/>
    </style:style>
    <style:style style:name="T329" style:parent-style-name="DefaultParagraphFont" style:family="text">
      <style:text-properties style:font-name="Segoe UI Symbol" style:font-name-complex="Segoe UI Symbol"/>
    </style:style>
    <style:style style:name="T330" style:parent-style-name="DefaultParagraphFont" style:family="text">
      <style:text-properties style:font-name="Arial" style:font-name-complex="Arial"/>
    </style:style>
    <style:style style:name="T331" style:parent-style-name="DefaultParagraphFont" style:family="text">
      <style:text-properties style:font-name="Segoe UI Symbol" style:font-name-complex="Segoe UI Symbol"/>
    </style:style>
    <style:style style:name="T332" style:parent-style-name="DefaultParagraphFont" style:family="text">
      <style:text-properties style:font-name="Arial" style:font-name-complex="Arial"/>
    </style:style>
    <style:style style:name="T333" style:parent-style-name="DefaultParagraphFont" style:family="text">
      <style:text-properties style:font-name="Segoe UI Symbol" style:font-name-complex="Segoe UI Symbol"/>
    </style:style>
    <style:style style:name="T334" style:parent-style-name="DefaultParagraphFont" style:family="text">
      <style:text-properties style:font-name="Arial" style:font-name-complex="Arial"/>
    </style:style>
    <style:style style:name="T335" style:parent-style-name="DefaultParagraphFont" style:family="text">
      <style:text-properties style:font-name="Arial" style:font-name-complex="Arial"/>
    </style:style>
    <style:style style:name="T336" style:parent-style-name="DefaultParagraphFont" style:family="text">
      <style:text-properties style:font-name="Arial" style:font-name-complex="Arial"/>
    </style:style>
    <style:style style:name="T337" style:parent-style-name="DefaultParagraphFont" style:family="text">
      <style:text-properties style:font-name="Segoe UI Symbol" style:font-name-complex="Segoe UI Symbol"/>
    </style:style>
    <style:style style:name="T338" style:parent-style-name="DefaultParagraphFont" style:family="text">
      <style:text-properties style:font-name="Arial" style:font-name-complex="Arial"/>
    </style:style>
    <style:style style:name="T339" style:parent-style-name="DefaultParagraphFont" style:family="text">
      <style:text-properties style:font-name="Segoe UI Symbol" style:font-name-complex="Segoe UI Symbol"/>
    </style:style>
    <style:style style:name="T340" style:parent-style-name="DefaultParagraphFont" style:family="text">
      <style:text-properties style:font-name="Arial" style:font-name-complex="Arial"/>
    </style:style>
    <style:style style:name="T341" style:parent-style-name="DefaultParagraphFont" style:family="text">
      <style:text-properties style:font-name="Segoe UI Symbol" style:font-name-complex="Segoe UI Symbol"/>
    </style:style>
    <style:style style:name="T342" style:parent-style-name="DefaultParagraphFont" style:family="text">
      <style:text-properties style:font-name="Arial" style:font-name-complex="Arial"/>
    </style:style>
    <style:style style:name="T343" style:parent-style-name="DefaultParagraphFont" style:family="text">
      <style:text-properties style:font-name="Segoe UI Symbol" style:font-name-complex="Segoe UI Symbol"/>
    </style:style>
    <style:style style:name="T344" style:parent-style-name="DefaultParagraphFont" style:family="text">
      <style:text-properties style:font-name="Arial" style:font-name-complex="Arial"/>
    </style:style>
    <style:style style:name="T345" style:parent-style-name="DefaultParagraphFont" style:family="text">
      <style:text-properties style:font-name="Segoe UI Symbol" style:font-name-complex="Segoe UI Symbol"/>
    </style:style>
    <style:style style:name="T346" style:parent-style-name="DefaultParagraphFont" style:family="text">
      <style:text-properties style:font-name="Arial" style:font-name-complex="Arial"/>
    </style:style>
    <style:style style:name="T347" style:parent-style-name="DefaultParagraphFont" style:family="text">
      <style:text-properties style:font-name="Segoe UI Symbol" style:font-name-complex="Segoe UI Symbol"/>
    </style:style>
    <style:style style:name="T348" style:parent-style-name="DefaultParagraphFont" style:family="text">
      <style:text-properties style:font-name="Arial" style:font-name-complex="Arial"/>
    </style:style>
    <style:style style:name="T349" style:parent-style-name="DefaultParagraphFont" style:family="text">
      <style:text-properties style:font-name="Segoe UI Symbol" style:font-name-complex="Segoe UI Symbol"/>
    </style:style>
    <style:style style:name="T350" style:parent-style-name="DefaultParagraphFont" style:family="text">
      <style:text-properties style:font-name="Arial" style:font-name-complex="Arial"/>
    </style:style>
    <style:style style:name="T351" style:parent-style-name="DefaultParagraphFont" style:family="text">
      <style:text-properties style:font-name="Segoe UI Symbol" style:font-name-complex="Segoe UI Symbol"/>
    </style:style>
    <style:style style:name="T352" style:parent-style-name="DefaultParagraphFont" style:family="text">
      <style:text-properties style:font-name="Arial" style:font-name-complex="Arial"/>
    </style:style>
    <style:style style:name="T353" style:parent-style-name="DefaultParagraphFont" style:family="text">
      <style:text-properties style:font-name="Segoe UI Symbol" style:font-name-complex="Segoe UI Symbol"/>
    </style:style>
    <style:style style:name="T354" style:parent-style-name="DefaultParagraphFont" style:family="text">
      <style:text-properties style:font-name="Arial" style:font-name-complex="Arial"/>
    </style:style>
    <style:style style:name="T355" style:parent-style-name="DefaultParagraphFont" style:family="text">
      <style:text-properties style:font-name="Segoe UI Symbol" style:font-name-complex="Segoe UI Symbol"/>
    </style:style>
    <style:style style:name="T356" style:parent-style-name="DefaultParagraphFont" style:family="text">
      <style:text-properties style:font-name="Arial" style:font-name-complex="Arial"/>
    </style:style>
    <style:style style:name="T357" style:parent-style-name="DefaultParagraphFont" style:family="text">
      <style:text-properties style:font-name="Segoe UI Symbol" style:font-name-complex="Segoe UI Symbol"/>
    </style:style>
    <style:style style:name="T358" style:parent-style-name="DefaultParagraphFont" style:family="text">
      <style:text-properties style:font-name="Arial" style:font-name-complex="Arial"/>
    </style:style>
    <style:style style:name="T359" style:parent-style-name="DefaultParagraphFont" style:family="text">
      <style:text-properties style:font-name="Arial" style:font-name-complex="Arial"/>
    </style:style>
    <style:style style:name="T360" style:parent-style-name="DefaultParagraphFont" style:family="text">
      <style:text-properties style:font-name="Segoe UI Symbol" style:font-name-complex="Segoe UI Symbol"/>
    </style:style>
    <style:style style:name="T361" style:parent-style-name="DefaultParagraphFont" style:family="text">
      <style:text-properties style:font-name="Arial" style:font-name-complex="Arial"/>
    </style:style>
    <style:style style:name="T362" style:parent-style-name="DefaultParagraphFont" style:family="text">
      <style:text-properties style:font-name="Arial" style:font-name-complex="Arial"/>
    </style:style>
    <style:style style:name="T363" style:parent-style-name="DefaultParagraphFont" style:family="text">
      <style:text-properties style:font-name="Segoe UI Symbol" style:font-name-complex="Segoe UI Symbol"/>
    </style:style>
    <style:style style:name="T364" style:parent-style-name="DefaultParagraphFont" style:family="text">
      <style:text-properties style:font-name="Arial" style:font-name-complex="Arial"/>
    </style:style>
    <style:style style:name="T365" style:parent-style-name="DefaultParagraphFont" style:family="text">
      <style:text-properties style:font-name="Segoe UI Symbol" style:font-name-complex="Segoe UI Symbol"/>
    </style:style>
    <style:style style:name="T366" style:parent-style-name="DefaultParagraphFont" style:family="text">
      <style:text-properties style:font-name="Arial" style:font-name-complex="Arial"/>
    </style:style>
    <style:style style:name="T367" style:parent-style-name="DefaultParagraphFont" style:family="text">
      <style:text-properties style:font-name="Segoe UI Symbol" style:font-name-complex="Segoe UI Symbol"/>
    </style:style>
    <style:style style:name="T368" style:parent-style-name="DefaultParagraphFont" style:family="text">
      <style:text-properties style:font-name="Arial" style:font-name-complex="Arial"/>
    </style:style>
    <style:style style:name="T369" style:parent-style-name="DefaultParagraphFont" style:family="text">
      <style:text-properties style:font-name="Segoe UI Symbol" style:font-name-complex="Segoe UI Symbol"/>
    </style:style>
    <style:style style:name="T370" style:parent-style-name="DefaultParagraphFont" style:family="text">
      <style:text-properties style:font-name="Arial" style:font-name-complex="Arial"/>
    </style:style>
    <style:style style:name="T371" style:parent-style-name="DefaultParagraphFont" style:family="text">
      <style:text-properties style:font-name="Segoe UI Symbol" style:font-name-complex="Segoe UI Symbol"/>
    </style:style>
    <style:style style:name="T372" style:parent-style-name="DefaultParagraphFont" style:family="text">
      <style:text-properties style:font-name="Arial" style:font-name-complex="Arial"/>
    </style:style>
    <style:style style:name="T373" style:parent-style-name="DefaultParagraphFont" style:family="text">
      <style:text-properties style:font-name="Segoe UI Symbol" style:font-name-complex="Segoe UI Symbol"/>
    </style:style>
    <style:style style:name="T374" style:parent-style-name="DefaultParagraphFont" style:family="text">
      <style:text-properties style:font-name="Arial" style:font-name-complex="Arial"/>
    </style:style>
    <style:style style:name="T375" style:parent-style-name="DefaultParagraphFont" style:family="text">
      <style:text-properties style:font-name="Arial" style:font-name-complex="Arial"/>
    </style:style>
    <style:style style:name="T376" style:parent-style-name="DefaultParagraphFont" style:family="text">
      <style:text-properties style:font-name="Arial" style:font-name-complex="Arial"/>
    </style:style>
    <style:style style:name="T377" style:parent-style-name="DefaultParagraphFont" style:family="text">
      <style:text-properties style:font-name="Segoe UI Symbol" style:font-name-complex="Segoe UI Symbol"/>
    </style:style>
    <style:style style:name="T378" style:parent-style-name="DefaultParagraphFont" style:family="text">
      <style:text-properties style:font-name="Arial" style:font-name-complex="Arial"/>
    </style:style>
    <style:style style:name="T379" style:parent-style-name="DefaultParagraphFont" style:family="text">
      <style:text-properties style:font-name="Segoe UI Symbol" style:font-name-complex="Segoe UI Symbol"/>
    </style:style>
    <style:style style:name="T380" style:parent-style-name="DefaultParagraphFont" style:family="text">
      <style:text-properties style:font-name="Arial" style:font-name-complex="Arial"/>
    </style:style>
    <style:style style:name="T381" style:parent-style-name="DefaultParagraphFont" style:family="text">
      <style:text-properties style:font-name="Segoe UI Symbol" style:font-name-complex="Segoe UI Symbol"/>
    </style:style>
    <style:style style:name="T382" style:parent-style-name="DefaultParagraphFont" style:family="text">
      <style:text-properties style:font-name="Arial" style:font-name-complex="Arial"/>
    </style:style>
    <style:style style:name="T383" style:parent-style-name="DefaultParagraphFont" style:family="text">
      <style:text-properties style:font-name="Segoe UI Symbol" style:font-name-complex="Segoe UI Symbol"/>
    </style:style>
    <style:style style:name="T384" style:parent-style-name="DefaultParagraphFont" style:family="text">
      <style:text-properties style:font-name="Arial" style:font-name-complex="Arial"/>
    </style:style>
    <style:style style:name="T385" style:parent-style-name="DefaultParagraphFont" style:family="text">
      <style:text-properties style:font-name="Segoe UI Symbol" style:font-name-complex="Segoe UI Symbol"/>
    </style:style>
    <style:style style:name="T386" style:parent-style-name="DefaultParagraphFont" style:family="text">
      <style:text-properties style:font-name="Arial" style:font-name-complex="Arial"/>
    </style:style>
    <style:style style:name="T387" style:parent-style-name="DefaultParagraphFont" style:family="text">
      <style:text-properties style:font-name="Segoe UI Symbol" style:font-name-complex="Segoe UI Symbol"/>
    </style:style>
    <style:style style:name="T388" style:parent-style-name="DefaultParagraphFont" style:family="text">
      <style:text-properties style:font-name="Arial" style:font-name-complex="Arial"/>
    </style:style>
    <style:style style:name="T389" style:parent-style-name="DefaultParagraphFont" style:family="text">
      <style:text-properties style:font-name="Arial" style:font-name-complex="Arial"/>
    </style:style>
    <style:style style:name="T390" style:parent-style-name="DefaultParagraphFont" style:family="text">
      <style:text-properties style:font-name="Arial" style:font-name-complex="Arial"/>
    </style:style>
    <style:style style:name="T391" style:parent-style-name="DefaultParagraphFont" style:family="text">
      <style:text-properties style:font-name="Arial" style:font-name-complex="Arial"/>
    </style:style>
    <style:style style:name="T392" style:parent-style-name="DefaultParagraphFont" style:family="text">
      <style:text-properties style:font-name="Arial" style:font-name-complex="Arial"/>
    </style:style>
    <style:style style:name="T393" style:parent-style-name="DefaultParagraphFont" style:family="text">
      <style:text-properties style:font-name="Arial" style:font-name-complex="Arial"/>
    </style:style>
    <style:style style:name="T394" style:parent-style-name="DefaultParagraphFont" style:family="text">
      <style:text-properties style:font-name="Arial" style:font-name-complex="Arial"/>
    </style:style>
    <style:style style:name="T395" style:parent-style-name="DefaultParagraphFont" style:family="text">
      <style:text-properties style:font-name="Arial" style:font-name-complex="Arial"/>
    </style:style>
    <style:style style:name="T396" style:parent-style-name="DefaultParagraphFont" style:family="text">
      <style:text-properties style:font-name="Arial" style:font-name-complex="Arial"/>
    </style:style>
    <style:style style:name="T397" style:parent-style-name="DefaultParagraphFont" style:family="text">
      <style:text-properties style:font-name="Arial" style:font-name-complex="Arial"/>
    </style:style>
    <style:style style:name="T398" style:parent-style-name="DefaultParagraphFont" style:family="text">
      <style:text-properties style:font-name="Arial" style:font-name-complex="Arial"/>
    </style:style>
    <style:style style:name="T399" style:parent-style-name="DefaultParagraphFont" style:family="text">
      <style:text-properties style:font-name="Arial" style:font-name-complex="Arial"/>
    </style:style>
    <style:style style:name="T400" style:parent-style-name="DefaultParagraphFont" style:family="text">
      <style:text-properties style:font-name="Arial" style:font-name-complex="Arial"/>
    </style:style>
    <style:style style:name="T401" style:parent-style-name="DefaultParagraphFont" style:family="text">
      <style:text-properties style:font-name="Arial" style:font-name-complex="Arial"/>
    </style:style>
    <style:style style:name="T402" style:parent-style-name="DefaultParagraphFont" style:family="text">
      <style:text-properties style:font-name="Arial" style:font-name-complex="Arial"/>
    </style:style>
    <style:style style:name="T403" style:parent-style-name="DefaultParagraphFont" style:family="text">
      <style:text-properties style:font-name="Arial" style:font-name-complex="Arial"/>
    </style:style>
    <style:style style:name="T404" style:parent-style-name="DefaultParagraphFont" style:family="text">
      <style:text-properties style:font-name="Arial" style:font-name-complex="Arial"/>
    </style:style>
    <style:style style:name="T405" style:parent-style-name="DefaultParagraphFont" style:family="text">
      <style:text-properties style:font-name="Arial" style:font-name-complex="Arial"/>
    </style:style>
    <style:style style:name="T406" style:parent-style-name="DefaultParagraphFont" style:family="text">
      <style:text-properties style:font-name="Arial" style:font-name-complex="Arial"/>
    </style:style>
    <style:style style:name="T407" style:parent-style-name="DefaultParagraphFont" style:family="text">
      <style:text-properties style:font-name="Arial" style:font-name-complex="Arial"/>
    </style:style>
    <style:style style:name="T408" style:parent-style-name="DefaultParagraphFont" style:family="text">
      <style:text-properties style:font-name="Arial" style:font-name-complex="Arial"/>
    </style:style>
    <style:style style:name="T409" style:parent-style-name="DefaultParagraphFont" style:family="text">
      <style:text-properties style:font-name="Segoe UI Emoji" style:font-name-complex="Segoe UI Emoji"/>
    </style:style>
    <style:style style:name="T410" style:parent-style-name="DefaultParagraphFont" style:family="text">
      <style:text-properties style:font-name="Arial" style:font-name-complex="Arial"/>
    </style:style>
    <style:style style:name="T411" style:parent-style-name="DefaultParagraphFont" style:family="text">
      <style:text-properties style:font-name="Arial" style:font-name-complex="Arial"/>
    </style:style>
    <style:style style:name="T412" style:parent-style-name="DefaultParagraphFont" style:family="text">
      <style:text-properties style:font-name="Arial" style:font-name-complex="Arial"/>
    </style:style>
    <style:style style:name="T413" style:parent-style-name="DefaultParagraphFont" style:family="text">
      <style:text-properties style:font-name="Arial" style:font-name-complex="Arial"/>
    </style:style>
    <style:style style:name="T414" style:parent-style-name="DefaultParagraphFont" style:family="text">
      <style:text-properties style:font-name="Arial" style:font-name-complex="Arial"/>
    </style:style>
    <style:style style:name="T415" style:parent-style-name="DefaultParagraphFont" style:family="text">
      <style:text-properties style:font-name="Segoe UI Emoji" style:font-name-complex="Segoe UI Emoji"/>
    </style:style>
    <style:style style:name="T416" style:parent-style-name="DefaultParagraphFont" style:family="text">
      <style:text-properties style:font-name="Arial" style:font-name-complex="Arial"/>
    </style:style>
    <style:style style:name="T417" style:parent-style-name="DefaultParagraphFont" style:family="text">
      <style:text-properties style:font-name="Arial" style:font-name-complex="Arial"/>
    </style:style>
    <style:style style:name="T418" style:parent-style-name="DefaultParagraphFont" style:family="text">
      <style:text-properties style:font-name="Segoe UI Emoji" style:font-name-complex="Segoe UI Emoji"/>
    </style:style>
    <style:style style:name="T419" style:parent-style-name="DefaultParagraphFont" style:family="text">
      <style:text-properties style:font-name="Arial" style:font-name-complex="Arial"/>
    </style:style>
    <style:style style:name="T420" style:parent-style-name="DefaultParagraphFont" style:family="text">
      <style:text-properties style:font-name="Arial" style:font-name-complex="Arial"/>
    </style:style>
    <style:style style:name="T421" style:parent-style-name="DefaultParagraphFont" style:family="text">
      <style:text-properties style:font-name="Arial" style:font-name-complex="Arial"/>
    </style:style>
    <style:style style:name="T422" style:parent-style-name="DefaultParagraphFont" style:family="text">
      <style:text-properties style:font-name="Arial" style:font-name-complex="Arial"/>
    </style:style>
    <style:style style:name="T423" style:parent-style-name="DefaultParagraphFont" style:family="text">
      <style:text-properties style:font-name="Arial" style:font-name-complex="Arial"/>
    </style:style>
    <style:style style:name="T424" style:parent-style-name="DefaultParagraphFont" style:family="text">
      <style:text-properties style:font-name="Arial" style:font-name-complex="Arial"/>
    </style:style>
    <style:style style:name="T425" style:parent-style-name="DefaultParagraphFont" style:family="text">
      <style:text-properties style:font-name="Segoe UI Symbol" style:font-name-complex="Segoe UI Symbol"/>
    </style:style>
    <style:style style:name="T426" style:parent-style-name="DefaultParagraphFont" style:family="text">
      <style:text-properties style:font-name="Arial" style:font-name-complex="Arial"/>
    </style:style>
    <style:style style:name="T427" style:parent-style-name="DefaultParagraphFont" style:family="text">
      <style:text-properties style:font-name="Segoe UI Symbol" style:font-name-complex="Segoe UI Symbol"/>
    </style:style>
    <style:style style:name="T428" style:parent-style-name="DefaultParagraphFont" style:family="text">
      <style:text-properties style:font-name="Arial" style:font-name-complex="Arial"/>
    </style:style>
    <style:style style:name="T429" style:parent-style-name="DefaultParagraphFont" style:family="text">
      <style:text-properties style:font-name="Arial" style:font-name-complex="Arial"/>
    </style:style>
    <style:style style:name="T430" style:parent-style-name="DefaultParagraphFont" style:family="text">
      <style:text-properties style:font-name="Segoe UI Symbol" style:font-name-complex="Segoe UI Symbol"/>
    </style:style>
    <style:style style:name="T431" style:parent-style-name="DefaultParagraphFont" style:family="text">
      <style:text-properties style:font-name="Arial" style:font-name-complex="Arial"/>
    </style:style>
    <style:style style:name="T432" style:parent-style-name="DefaultParagraphFont" style:family="text">
      <style:text-properties style:font-name="Segoe UI Emoji" style:font-name-complex="Segoe UI Emoji"/>
    </style:style>
    <style:style style:name="T433" style:parent-style-name="DefaultParagraphFont" style:family="text">
      <style:text-properties style:font-name="Arial" style:font-name-complex="Arial"/>
    </style:style>
    <style:style style:name="T434" style:parent-style-name="DefaultParagraphFont" style:family="text">
      <style:text-properties style:font-name="Arial" style:font-name-complex="Arial"/>
    </style:style>
    <style:style style:name="T435" style:parent-style-name="DefaultParagraphFont" style:family="text">
      <style:text-properties style:font-name="Arial" style:font-name-complex="Arial"/>
    </style:style>
    <style:style style:name="T436" style:parent-style-name="DefaultParagraphFont" style:family="text">
      <style:text-properties style:font-name="Arial" style:font-name-complex="Arial"/>
    </style:style>
    <style:style style:name="T437" style:parent-style-name="DefaultParagraphFont" style:family="text">
      <style:text-properties style:font-name="Arial" style:font-name-complex="Arial"/>
    </style:style>
    <style:style style:name="T438" style:parent-style-name="DefaultParagraphFont" style:family="text">
      <style:text-properties style:font-name="Arial" style:font-name-complex="Arial"/>
    </style:style>
    <style:style style:name="T439" style:parent-style-name="DefaultParagraphFont" style:family="text">
      <style:text-properties style:font-name="Segoe UI Emoji" style:font-name-complex="Segoe UI Emoji"/>
    </style:style>
    <style:style style:name="T440" style:parent-style-name="DefaultParagraphFont" style:family="text">
      <style:text-properties style:font-name="Arial" style:font-name-complex="Arial"/>
    </style:style>
    <style:style style:name="T441" style:parent-style-name="DefaultParagraphFont" style:family="text">
      <style:text-properties style:font-name="Arial" style:font-name-complex="Arial"/>
    </style:style>
    <style:style style:name="T442" style:parent-style-name="DefaultParagraphFont" style:family="text">
      <style:text-properties style:font-name="Arial" style:font-name-complex="Arial"/>
    </style:style>
    <style:style style:name="T443" style:parent-style-name="DefaultParagraphFont" style:family="text">
      <style:text-properties style:font-name="Arial" style:font-name-complex="Arial"/>
    </style:style>
    <style:style style:name="T444" style:parent-style-name="DefaultParagraphFont" style:family="text">
      <style:text-properties style:font-name="Arial" style:font-name-complex="Arial"/>
    </style:style>
    <style:style style:name="T445" style:parent-style-name="DefaultParagraphFont" style:family="text">
      <style:text-properties style:font-name="Arial" style:font-name-complex="Arial"/>
    </style:style>
    <style:style style:name="T446" style:parent-style-name="DefaultParagraphFont" style:family="text">
      <style:text-properties style:font-name="Arial" style:font-name-complex="Arial"/>
    </style:style>
    <style:style style:name="T447" style:parent-style-name="DefaultParagraphFont" style:family="text">
      <style:text-properties style:font-name="Arial" style:font-name-complex="Arial"/>
    </style:style>
    <style:style style:name="T448" style:parent-style-name="DefaultParagraphFont" style:family="text">
      <style:text-properties style:font-name="Arial" style:font-name-complex="Arial"/>
    </style:style>
    <style:style style:name="T449" style:parent-style-name="DefaultParagraphFont" style:family="text">
      <style:text-properties style:font-name="Arial" style:font-name-complex="Arial"/>
    </style:style>
    <style:style style:name="T450" style:parent-style-name="DefaultParagraphFont" style:family="text">
      <style:text-properties style:font-name="Arial" style:font-name-complex="Arial"/>
    </style:style>
    <style:style style:name="T451" style:parent-style-name="DefaultParagraphFont" style:family="text">
      <style:text-properties style:font-name="Arial" style:font-name-complex="Arial"/>
    </style:style>
    <style:style style:name="T452" style:parent-style-name="DefaultParagraphFont" style:family="text">
      <style:text-properties style:font-name="Arial" style:font-name-complex="Arial"/>
    </style:style>
    <style:style style:name="T453" style:parent-style-name="DefaultParagraphFont" style:family="text">
      <style:text-properties style:font-name="Arial" style:font-name-complex="Arial"/>
    </style:style>
    <style:style style:name="T454" style:parent-style-name="DefaultParagraphFont" style:family="text">
      <style:text-properties style:font-name="Arial" style:font-name-complex="Arial"/>
    </style:style>
    <style:style style:name="T455" style:parent-style-name="DefaultParagraphFont" style:family="text">
      <style:text-properties style:font-name="Arial" style:font-name-complex="Arial"/>
    </style:style>
    <style:style style:name="T456" style:parent-style-name="DefaultParagraphFont" style:family="text">
      <style:text-properties style:font-name="Arial" style:font-name-complex="Arial"/>
    </style:style>
    <style:style style:name="T457" style:parent-style-name="DefaultParagraphFont" style:family="text">
      <style:text-properties style:font-name="Arial" style:font-name-complex="Arial"/>
    </style:style>
    <style:style style:name="T458" style:parent-style-name="DefaultParagraphFont" style:family="text">
      <style:text-properties style:font-name="Arial" style:font-name-complex="Arial"/>
    </style:style>
    <style:style style:name="T459" style:parent-style-name="DefaultParagraphFont" style:family="text">
      <style:text-properties style:font-name="Arial" style:font-name-complex="Arial"/>
    </style:style>
    <style:style style:name="T460" style:parent-style-name="DefaultParagraphFont" style:family="text">
      <style:text-properties style:font-name="Arial" style:font-name-complex="Arial"/>
    </style:style>
    <style:style style:name="T461" style:parent-style-name="DefaultParagraphFont" style:family="text">
      <style:text-properties style:font-name="Arial" style:font-name-complex="Arial"/>
    </style:style>
    <style:style style:name="T462" style:parent-style-name="DefaultParagraphFont" style:family="text">
      <style:text-properties style:font-name="Arial" style:font-name-complex="Arial"/>
    </style:style>
    <style:style style:name="T463" style:parent-style-name="DefaultParagraphFont" style:family="text">
      <style:text-properties style:font-name="Arial" style:font-name-complex="Arial"/>
    </style:style>
    <style:style style:name="T464" style:parent-style-name="DefaultParagraphFont" style:family="text">
      <style:text-properties style:font-name="Arial" style:font-name-complex="Arial"/>
    </style:style>
    <style:style style:name="T465" style:parent-style-name="DefaultParagraphFont" style:family="text">
      <style:text-properties style:font-name="Arial" style:font-name-complex="Arial"/>
    </style:style>
    <style:style style:name="T466" style:parent-style-name="DefaultParagraphFont" style:family="text">
      <style:text-properties style:font-name="Arial" style:font-name-complex="Arial"/>
    </style:style>
    <style:style style:name="T467" style:parent-style-name="DefaultParagraphFont" style:family="text">
      <style:text-properties style:font-name="Arial" style:font-name-complex="Arial"/>
    </style:style>
    <style:style style:name="T468" style:parent-style-name="DefaultParagraphFont" style:family="text">
      <style:text-properties style:font-name="Arial" style:font-name-complex="Arial"/>
    </style:style>
    <style:style style:name="T469" style:parent-style-name="DefaultParagraphFont" style:family="text">
      <style:text-properties style:font-name="Arial" style:font-name-complex="Arial"/>
    </style:style>
    <style:style style:name="T470" style:parent-style-name="DefaultParagraphFont" style:family="text">
      <style:text-properties style:font-name="Segoe UI Symbol" style:font-name-complex="Segoe UI Symbol"/>
    </style:style>
    <style:style style:name="T471" style:parent-style-name="DefaultParagraphFon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====================================================================================================</text:p>
      <text:p text:style-name="Normal">OPTIMIZED DenseNet169 Training - Beat Paper's Baseline</text:p>
      <text:p text:style-name="Normal">====================================================================================================</text:p>
      <text:p text:style-name="Normal"/>
      <text:p text:style-name="Normal">Paper's DenseNet169 Results to Beat:</text:p>
      <text:p text:style-name="Normal"><text:s text:c="2"/>AUROC: <text:s text:c="6"/>87.29% (85.8%-88.8%)</text:p>
      <text:p text:style-name="Normal"><text:s text:c="2"/>F1 Score: <text:s text:c="3"/>80.25% (78.3%-82.1%)</text:p>
      <text:p text:style-name="Normal"><text:s text:c="2"/>Sensitivity: 81.74% (79.3%-84.1%)</text:p>
      <text:p text:style-name="Normal"><text:s text:c="2"/>Specificity: 79.02% (76.6%-81.4%)</text:p>
      <text:p text:style-name="Normal"/>
      <text:p text:style-name="Normal">Our Configuration:</text:p>
      <text:p text:style-name="Normal"><text:s text:c="2"/>Model: DenseNet169 (14.1M parameters)</text:p>
      <text:p text:style-name="Normal"><text:s text:c="2"/>Batch size: 24</text:p>
      <text:p text:style-name="Normal"><text:s text:c="2"/>Epochs: 30</text:p>
      <text:p text:style-name="Normal"><text:s text:c="2"/>Learning rate: 1e-05</text:p>
      <text:p text:style-name="Normal"><text:s text:c="2"/>Image size: 256x256</text:p>
      <text:p text:style-name="Normal"><text:s text:c="2"/>Focal Loss: alpha=0.25, gamma=2.0</text:p>
      <text:p text:style-name="Normal"><text:s text:c="2"/>Test-Time Augmentation: True</text:p>
      <text:p text:style-name="Normal"><text:s text:c="2"/>Output: C:\Users\prosenjit19\Desktop\Spine\vindr-spinexr\outputs\densenet169_optimized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/>
      <text:p text:style-name="Normal">Loading datasets...</text:p>
      <text:p text:style-name="Normal"><text:s text:c="2"/>Loaded 8389 unique images</text:p>
      <text:soft-page-break/>
      <text:p text:style-name="Normal"><text:s text:c="2"/>Normal: 4260</text:p>
      <text:p text:style-name="Normal"><text:s text:c="2"/>Abnormal: 4129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/>
      <text:p text:style-name="Normal"><text:s text:c="2"/>Class weight (Abnormal): 1.0317</text:p>
      <text:p text:style-name="Normal"/>
      <text:p text:style-name="Normal">Creating DenseNet169 model...</text:p>
      <text:p text:style-name="Normal">Attempting to load pretrained ImageNet weights...</text:p>
      <text:p text:style-name="Normal">✓ Pretrained weights loaded successfully</text:p>
      <text:p text:style-name="Normal">Total parameters: 12,486,145</text:p>
      <text:p text:style-name="Normal">Trainable parameters: 12,486,145</text:p>
      <text:p text:style-name="Normal"/>
      <text:p text:style-name="Normal">Starting optimized training:</text:p>
      <text:p text:style-name="Normal"><text:s text:c="2"/>✓ Focal Loss (handles class imbalance)</text:p>
      <text:p text:style-name="Normal"><text:s text:c="2"/>✓ CutMix augmentation</text:p>
      <text:p text:style-name="Normal"><text:s text:c="2"/>✓ Gradient clipping</text:p>
      <text:p text:style-name="Normal"><text:s text:c="2"/>✓ Random erasing</text:p>
      <text:p text:style-name="Normal"><text:s text:c="2"/>✓ Cosine annealing with warmup</text:p>
      <text:p text:style-name="Normal"><text:s text:c="2"/>✓ Test-time augmentation</text:p>
      <text:p text:style-name="Normal">====================================================================================================</text:p>
      <text:p text:style-name="Normal">Epoch 1/30 [Train]: 100%|<text:span text:style-name="T2">█████████████████████████████</text:span>| 350/350 [09:57&lt;00:00, <text:s/>1.71s/it, loss=0.0694]</text:p>
      <text:p text:style-name="Normal">Epoch 1/30 [Val]: 100%|<text:span text:style-name="T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5&lt;00:00, <text:s/>1.45s/it]</text:p>
      <text:p text:style-name="Normal"/>
      <text:p text:style-name="Normal">Epoch 1/30</text:p>
      <text:p text:style-name="Normal"><text:s text:c="2"/>Train Loss: 0.0694 | Train Acc: 0.5303</text:p>
      <text:p text:style-name="Normal"><text:s text:c="2"/>Val Loss: 0.0615 | Val Acc: 0.5859 | AUROC: 0.7729</text:p>
      <text:p text:style-name="Normal"><text:s text:c="2"/>Learning Rate: 0.000003</text:p>
      <text:p text:style-name="Normal"><text:s text:c="2"/>✓ New best AUROC: 0.7729</text:p>
      <text:p text:style-name="Normal">====================================================================================================</text:p>
      <text:p text:style-name="Normal">Epoch 2/30 [Train]: <text:s text:c="2"/>3%|<text:span text:style-name="T4">████</text:span><text:span text:style-name="T5">▍</text:span><text:s text:c="103"/></text:p>
      <text:p text:style-name="Normal">Epoch 2/30 [Train]: <text:s text:c="2"/>3%|<text:span text:style-name="T6">████</text:span><text:span text:style-name="T7">▍</text:span><text:s text:c="103"/></text:p>
      <text:p text:style-name="Normal">Epoch 2/30 [Train]: <text:s text:c="2"/>4%|<text:span text:style-name="T8">████</text:span><text:span text:style-name="T9">▊</text:span><text:s text:c="103"/></text:p>
      <text:p text:style-name="Normal">Epoch 2/30 [Train]: <text:s text:c="2"/>4%|<text:span text:style-name="T10">████</text:span><text:span text:style-name="T11">▊</text:span><text:s text:c="103"/></text:p>
      <text:p text:style-name="Normal">Epoch 2/30 [Train]: <text:s text:c="2"/>4%|<text:span text:style-name="T12">█████</text:span><text:span text:style-name="T13">▏</text:span><text:s text:c="102"/></text:p>
      <text:p text:style-name="Normal">Epoch 2/30 [Train]: <text:s text:c="2"/>4%|<text:span text:style-name="T14">█████</text:span><text:span text:style-name="T15">▏</text:span><text:s text:c="102"/></text:p>
      <text:p text:style-name="Normal">Epoch 2/30 [Train]: <text:s text:c="2"/>4%|<text:span text:style-name="T16">█████▌</text:span><text:s text:c="102"/></text:p>
      <text:p text:style-name="Normal">Epoch 2/30 [Train]: <text:s text:c="2"/>4%|<text:span text:style-name="T17">█████▌</text:span><text:s text:c="102"/></text:p>
      <text:p text:style-name="Normal">Epoch 2/30 [Train]: <text:s text:c="2"/>5%|<text:span text:style-name="T18">█████</text:span><text:span text:style-name="T19">▉</text:span><text:s text:c="102"/></text:p>
      <text:p text:style-name="Normal">Epoch 2/30 [Train]: <text:s text:c="2"/>5%|<text:span text:style-name="T20">█████</text:span><text:span text:style-name="T21">▉</text:span><text:s text:c="102"/></text:p>
      <text:p text:style-name="Normal">Epoch 2/30 [Train]: <text:s text:c="2"/>5%|<text:span text:style-name="T22">██████</text:span><text:span text:style-name="T23">▎</text:span><text:s text:c="101"/></text:p>
      <text:p text:style-name="Normal">Epoch 2/30 [Train]: <text:s text:c="2"/>5%|<text:span text:style-name="T24">██████</text:span><text:span text:style-name="T25">▎</text:span><text:s text:c="101"/></text:p>
      <text:p text:style-name="Normal">Epoch 2/30 [Train]: <text:s text:c="2"/>5%|<text:span text:style-name="T26">██████</text:span><text:span text:style-name="T27">▋</text:span><text:s text:c="101"/></text:p>
      <text:p text:style-name="Normal">Epoch 2/30 [Train]: <text:s text:c="2"/>5%|<text:span text:style-name="T28">██████</text:span><text:span text:style-name="T29">▋</text:span><text:s text:c="101"/></text:p>
      <text:p text:style-name="Normal">Epoch 2/30 [Train]: <text:s text:c="2"/>5%|<text:span text:style-name="T30">███████</text:span><text:s text:c="101"/></text:p>
      <text:p text:style-name="Normal">Epoch 2/30 [Train]: <text:s text:c="2"/>5%|<text:span text:style-name="T31">███████</text:span><text:s text:c="101"/></text:p>
      <text:p text:style-name="Normal">Epoch 2/30 [Train]: <text:s text:c="2"/>6%|<text:span text:style-name="T32">███████</text:span><text:span text:style-name="T33">▎</text:span><text:s text:c="100"/></text:p>
      <text:p text:style-name="Normal">Epoch 2/30 [Train]: <text:s text:c="2"/>6%|<text:span text:style-name="T34">███████</text:span><text:span text:style-name="T35">▎</text:span><text:s text:c="100"/></text:p>
      <text:p text:style-name="Normal">Epoch 2/30 [Train]: <text:s text:c="2"/>6%|<text:span text:style-name="T36">███████</text:span><text:span text:style-name="T37">▋</text:span><text:s text:c="100"/></text:p>
      <text:soft-page-break/>
      <text:p text:style-name="Normal">Epoch 2/30 [Train]: <text:s text:c="2"/>6%|<text:span text:style-name="T38">███████</text:span><text:span text:style-name="T39">▊</text:span><text:s text:c="100"/></text:p>
      <text:p text:style-name="Normal">Epoch 2/30 [Train]: <text:s text:c="2"/>6%|<text:span text:style-name="T40">████████</text:span><text:span text:style-name="T41">▏</text:span><text:s text:c="99"/></text:p>
      <text:p text:style-name="Normal">Epoch 2/30 [Train]: <text:s text:c="2"/>6%|<text:span text:style-name="T42">████████</text:span><text:s text:c="100"/></text:p>
      <text:p text:style-name="Normal">Epoch 2/30 [Train]: <text:s text:c="2"/>7%|<text:span text:style-name="T43">████████</text:span><text:span text:style-name="T44">▍</text:span><text:s text:c="99"/></text:p>
      <text:p text:style-name="Normal">Epoch 2/30 [Train]: <text:s text:c="2"/>7%|<text:span text:style-name="T45">████████</text:span><text:span text:style-name="T46">▍</text:span><text:s text:c="99"/></text:p>
      <text:p text:style-name="Normal">Epoch 2/30 [Train]: <text:s text:c="2"/>7%|<text:span text:style-name="T47">████████</text:span><text:span text:style-name="T48">▊</text:span><text:s text:c="99"/></text:p>
      <text:p text:style-name="Normal">Epoch 2/30 [Train]: <text:s text:c="2"/>7%|<text:span text:style-name="T49">████████</text:span><text:span text:style-name="T50">▊</text:span><text:s text:c="99"/></text:p>
      <text:p text:style-name="Normal">Epoch 2/30 [Train]: <text:s text:c="2"/>7%|<text:span text:style-name="T51">█████████</text:span><text:span text:style-name="T52">▏</text:span><text:s text:c="98"/></text:p>
      <text:p text:style-name="Normal">Epoch 2/30 [Train]: <text:s text:c="2"/>7%|<text:span text:style-name="T53">█████████</text:span><text:span text:style-name="T54">▏</text:span><text:s text:c="98"/></text:p>
      <text:p text:style-name="Normal">Epoch 2/30 [Train]: <text:s text:c="2"/>7%|<text:span text:style-name="T55">█████████▌</text:span><text:s text:c="98"/></text:p>
      <text:p text:style-name="Normal">Epoch 2/30 [Train]: <text:s text:c="2"/>7%|<text:span text:style-name="T56">█████████▌</text:span><text:s text:c="98"/></text:p>
      <text:p text:style-name="Normal">Epoch 2/30 [Train]: <text:s text:c="2"/>8%|<text:span text:style-name="T57">█████████</text:span><text:span text:style-name="T58">▉</text:span><text:s text:c="98"/></text:p>
      <text:p text:style-name="Normal">Epoch 2/30 [Train]: <text:s text:c="2"/>8%|<text:span text:style-name="T59">██████████</text:span><text:s text:c="98"/></text:p>
      <text:p text:style-name="Normal">Epoch 2/30 [Train]: <text:s text:c="2"/>8%|<text:span text:style-name="T60">██████████</text:span><text:span text:style-name="T61">▍</text:span><text:s text:c="97"/></text:p>
      <text:p text:style-name="Normal">Epoch 2/30 [Train]: <text:s text:c="2"/>8%|<text:span text:style-name="T62">██████████</text:span><text:span text:style-name="T63">▎</text:span><text:s text:c="97"/></text:p>
      <text:p text:style-name="Normal">Epoch 2/30 [Train]: <text:s text:c="2"/>8%|<text:span text:style-name="T64">██████████</text:span><text:span text:style-name="T65">▋</text:span><text:s text:c="97"/></text:p>
      <text:p text:style-name="Normal">Epoch 2/30 [Train]: <text:s text:c="2"/>8%|<text:span text:style-name="T66">██████████</text:span><text:span text:style-name="T67">▋</text:span><text:s text:c="97"/></text:p>
      <text:p text:style-name="Normal">Epoch 2/30 [Train]: <text:s text:c="2"/>9%|<text:span text:style-name="T68">███████████</text:span><text:s text:c="97"/></text:p>
      <text:p text:style-name="Normal">Epoch 2/30 [Train]: <text:s text:c="2"/>9%|<text:span text:style-name="T69">███████████</text:span><text:s text:c="97"/></text:p>
      <text:p text:style-name="Normal">Epoch 2/30 [Train]: <text:s text:c="2"/>9%|<text:span text:style-name="T70">███████████</text:span><text:span text:style-name="T71">▍</text:span><text:s text:c="96"/></text:p>
      <text:p text:style-name="Normal">Epoch 2/30 [Train]: <text:s text:c="2"/>9%|<text:span text:style-name="T72">███████████</text:span><text:span text:style-name="T73">▍</text:span><text:s text:c="96"/></text:p>
      <text:p text:style-name="Normal">Epoch 2/30 [Train]: <text:s text:c="2"/>9%|<text:span text:style-name="T74">███████████</text:span><text:span text:style-name="T75">▊</text:span><text:s text:c="96"/></text:p>
      <text:p text:style-name="Normal">Epoch 2/30 [Train]: <text:s text:c="2"/>9%|<text:span text:style-name="T76">███████████</text:span><text:span text:style-name="T77">▊</text:span><text:s text:c="96"/></text:p>
      <text:p text:style-name="Normal">Epoch 2/30 [Train]: <text:s text:c="2"/>9%|<text:span text:style-name="T78">████████████</text:span><text:span text:style-name="T79">▏</text:span><text:s text:c="95"/></text:p>
      <text:p text:style-name="Normal">Epoch 2/30 [Train]: <text:s text:c="2"/>9%|<text:span text:style-name="T80">████████████</text:span><text:span text:style-name="T81">▏</text:span><text:s text:c="95"/></text:p>
      <text:p text:style-name="Normal">Epoch 2/30 [Train]: <text:s/>10%|<text:span text:style-name="T82">████████████▌</text:span><text:s text:c="95"/></text:p>
      <text:soft-page-break/>
      <text:p text:style-name="Normal">Epoch 2/30 [Train]: <text:s/>10%|<text:span text:style-name="T83">████████████▌</text:span><text:s text:c="95"/></text:p>
      <text:p text:style-name="Normal">Epoch 2/30 [Train]: <text:s/>10%|<text:span text:style-name="T84">████████████</text:span><text:span text:style-name="T85">▉</text:span><text:s text:c="95"/></text:p>
      <text:p text:style-name="Normal">Epoch 2/30 [Train]: <text:s/>10%|<text:span text:style-name="T86">████████████</text:span><text:span text:style-name="T87">▉</text:span><text:s text:c="95"/></text:p>
      <text:p text:style-name="Normal">Epoch 2/30 [Train]: <text:s/>10%|<text:span text:style-name="T88">█████████████</text:span><text:span text:style-name="T89">▎</text:span><text:s text:c="94"/></text:p>
      <text:p text:style-name="Normal">Epoch 2/30 [Train]: <text:s/>10%|<text:span text:style-name="T90">█████████████</text:span><text:span text:style-name="T91">▎</text:span><text:s text:c="94"/></text:p>
      <text:p text:style-name="Normal">Epoch 2/30 [Train]: <text:s/>11%|<text:span text:style-name="T92">█████████████</text:span><text:span text:style-name="T93">▋</text:span><text:s text:c="94"/></text:p>
      <text:p text:style-name="Normal">Epoch 2/30 [Train]: <text:s/>11%|<text:span text:style-name="T94">█████████████</text:span><text:span text:style-name="T95">▋</text:span><text:s text:c="94"/></text:p>
      <text:p text:style-name="Normal">Epoch 2/30 [Train]: <text:s/>11%|<text:span text:style-name="T96">██████████████</text:span><text:s text:c="94"/></text:p>
      <text:p text:style-name="Normal">Epoch 2/30 [Train]: <text:s/>11%|<text:span text:style-name="T97">██████████████</text:span><text:s text:c="94"/></text:p>
      <text:p text:style-name="Normal">Epoch 2/30 [Train]: <text:s/>11%|<text:span text:style-name="T98">██████████████</text:span><text:span text:style-name="T99">▎</text:span><text:s text:c="93"/></text:p>
      <text:p text:style-name="Normal">Epoch 2/30 [Train]: <text:s/>11%|<text:span text:style-name="T100">██████████████</text:span><text:span text:style-name="T101">▍</text:span><text:s text:c="93"/></text:p>
      <text:p text:style-name="Normal">Epoch 2/30 [Train]: <text:s/>11%|<text:span text:style-name="T102">██████████████</text:span><text:span text:style-name="T103">▊</text:span><text:s text:c="93"/></text:p>
      <text:p text:style-name="Normal">Epoch 2/30 [Train]: <text:s/>11%|<text:span text:style-name="T104">██████████████</text:span><text:span text:style-name="T105">▋</text:span><text:s text:c="93"/></text:p>
      <text:p text:style-name="Normal">Epoch 2/30 [Train]: <text:s/>12%|<text:span text:style-name="T106">███████████████</text:span><text:s text:c="93"/></text:p>
      <text:p text:style-name="Normal">Epoch 2/30 [Train]: <text:s/>12%|<text:span text:style-name="T107">███████████████</text:span><text:s text:c="93"/></text:p>
      <text:p text:style-name="Normal">Epoch 2/30 [Train]: <text:s/>12%|<text:span text:style-name="T108">███████████████</text:span><text:span text:style-name="T109">▍</text:span><text:s text:c="92"/></text:p>
      <text:p text:style-name="Normal">Epoch 2/30 [Train]: <text:s/>12%|<text:span text:style-name="T110">███████████████</text:span><text:span text:style-name="T111">▍</text:span><text:s text:c="92"/></text:p>
      <text:p text:style-name="Normal">Epoch 2/30 [Train]: <text:s/>12%|<text:span text:style-name="T112">███████████████</text:span><text:span text:style-name="T113">▊</text:span><text:s text:c="92"/></text:p>
      <text:p text:style-name="Normal">Epoch 2/30 [Train]: <text:s/>12%|<text:span text:style-name="T114">███████████████</text:span><text:span text:style-name="T115">▊</text:span><text:s text:c="92"/></text:p>
      <text:p text:style-name="Normal">Epoch 2/30 [Train]: <text:s/>13%|<text:span text:style-name="T116">████████████████</text:span><text:span text:style-name="T117">▏</text:span><text:s text:c="91"/></text:p>
      <text:p text:style-name="Normal">Epoch 2/30 [Train]: <text:s/>13%|<text:span text:style-name="T118">████████████████</text:span><text:span text:style-name="T119">▏</text:span><text:s text:c="91"/></text:p>
      <text:p text:style-name="Normal">Epoch 2/30 [Train]: <text:s/>13%|<text:span text:style-name="T120">████████████████▌</text:span><text:s text:c="91"/></text:p>
      <text:p text:style-name="Normal">Epoch 2/30 [Train]: <text:s/>13%|<text:span text:style-name="T121">████████████████▌</text:span><text:s text:c="91"/></text:p>
      <text:p text:style-name="Normal">Epoch 2/30 [Train]: <text:s/>13%|<text:span text:style-name="T122">████████████████</text:span><text:span text:style-name="T123">▉</text:span><text:s text:c="91"/></text:p>
      <text:p text:style-name="Normal">Epoch 2/30 [Train]: <text:s/>13%|<text:span text:style-name="T124">████████████████</text:span><text:span text:style-name="T125">▉</text:span><text:s text:c="91"/></text:p>
      <text:p text:style-name="Normal">Epoch 2/30 [Train]: <text:s/>13%|<text:span text:style-name="T126">█████████████████</text:span><text:span text:style-name="T127">▎</text:span><text:s text:c="90"/></text:p>
      <text:soft-page-break/>
      <text:p text:style-name="Normal">Epoch 2/30 [Train]: <text:s/>13%|<text:span text:style-name="T128">█████████████████</text:span><text:span text:style-name="T129">▎</text:span><text:s text:c="90"/></text:p>
      <text:p text:style-name="Normal">Epoch 2/30 [Train]: <text:s/>14%|<text:span text:style-name="T130">█████████████████</text:span><text:span text:style-name="T131">▋</text:span><text:s text:c="90"/></text:p>
      <text:p text:style-name="Normal">Epoch 2/30 [Train]: <text:s/>14%|<text:span text:style-name="T132">█████████████████</text:span><text:span text:style-name="T133">▋</text:span><text:s text:c="90"/></text:p>
      <text:p text:style-name="Normal">Epoch 2/30 [Train]: <text:s/>14%|<text:span text:style-name="T134">██████████████████</text:span><text:s text:c="90"/></text:p>
      <text:p text:style-name="Normal">Epoch 2/30 [Train]: <text:s/>14%|<text:span text:style-name="T135">██████████████████</text:span><text:s text:c="90"/></text:p>
      <text:p text:style-name="Normal">Epoch 2/30 [Train]: <text:s/>14%|<text:span text:style-name="T136">██████████████████</text:span><text:span text:style-name="T137">▍</text:span><text:s text:c="89"/></text:p>
      <text:p text:style-name="Normal">Epoch 2/30 [Train]: <text:s/>14%|<text:span text:style-name="T138">██████████████████</text:span><text:span text:style-name="T139">▍</text:span><text:s text:c="89"/></text:p>
      <text:p text:style-name="Normal">Epoch 2/30 [Train]: <text:s/>15%|<text:span text:style-name="T140">██████████████████</text:span><text:span text:style-name="T141">▊</text:span><text:s text:c="89"/></text:p>
      <text:p text:style-name="Normal">Epoch 2/30 [Train]: <text:s/>15%|<text:span text:style-name="T142">██████████████████</text:span><text:span text:style-name="T143">▊</text:span><text:s text:c="89"/></text:p>
      <text:p text:style-name="Normal">Epoch 2/30 [Train]: <text:s/>15%|<text:span text:style-name="T144">███████████████████</text:span><text:span text:style-name="T145">▏</text:span><text:s text:c="88"/></text:p>
      <text:p text:style-name="Normal">Epoch 2/30 [Train]: <text:s/>15%|<text:span text:style-name="T146">███████████████████</text:span><text:span text:style-name="T147">▏</text:span><text:s text:c="88"/></text:p>
      <text:p text:style-name="Normal">Epoch 2/30 [Train]: <text:s/>15%|<text:span text:style-name="T148">███████████████████▌</text:span><text:s text:c="88"/></text:p>
      <text:p text:style-name="Normal">Epoch 2/30 [Train]: <text:s/>15%|<text:span text:style-name="T149">███████████████████▌</text:span><text:s text:c="88"/></text:p>
      <text:p text:style-name="Normal">Epoch 2/30 [Train]: <text:s/>15%|<text:span text:style-name="T150">███████████████████</text:span><text:span text:style-name="T151">▉</text:span><text:s text:c="88"/></text:p>
      <text:p text:style-name="Normal">Epoch 2/30 [Train]: <text:s/>15%|<text:span text:style-name="T152">███████████████████</text:span><text:span text:style-name="T153">▉</text:span><text:s text:c="88"/></text:p>
      <text:p text:style-name="Normal">Epoch 2/30 [Train]: <text:s/>16%|<text:span text:style-name="T154">████████████████████</text:span><text:span text:style-name="T155">▎</text:span><text:s text:c="87"/></text:p>
      <text:p text:style-name="Normal">Epoch 2/30 [Train]: <text:s/>16%|<text:span text:style-name="T156">████████████████████</text:span><text:span text:style-name="T157">▎</text:span><text:s text:c="87"/></text:p>
      <text:p text:style-name="Normal">Epoch 2/30 [Train]: <text:s/>16%|<text:span text:style-name="T158">████████████████████</text:span><text:span text:style-name="T159">▋</text:span><text:s text:c="87"/></text:p>
      <text:p text:style-name="Normal">Epoch 2/30 [Train]: <text:s/>16%|<text:span text:style-name="T160">████████████████████</text:span><text:span text:style-name="T161">▋</text:span><text:s text:c="87"/></text:p>
      <text:p text:style-name="Normal">Epoch 2/30 [Train]: <text:s/>16%|<text:span text:style-name="T162">█████████████████████</text:span><text:s text:c="87"/></text:p>
      <text:p text:style-name="Normal">Epoch 2/30 [Train]: <text:s/>16%|<text:span text:style-name="T163">█████████████████████</text:span><text:s text:c="87"/></text:p>
      <text:p text:style-name="Normal">Epoch 2/30 [Train]: <text:s/>17%|<text:span text:style-name="T164">█████████████████████</text:span><text:span text:style-name="T165">▍</text:span><text:s text:c="86"/></text:p>
      <text:p text:style-name="Normal">Epoch 2/30 [Train]: <text:s/>17%|<text:span text:style-name="T166">█████████████████████</text:span><text:span text:style-name="T167">▍</text:span><text:s text:c="86"/></text:p>
      <text:p text:style-name="Normal">Epoch 2/30 [Train]: <text:s/>17%|<text:span text:style-name="T168">█████████████████████</text:span><text:span text:style-name="T169">▋</text:span><text:s text:c="86"/></text:p>
      <text:p text:style-name="Normal">Epoch 2/30 [Train]: <text:s/>17%|<text:span text:style-name="T170">█████████████████████</text:span><text:span text:style-name="T171">▋</text:span><text:s text:c="86"/></text:p>
      <text:p text:style-name="Normal">Epoch 2/30 [Train]: <text:s/>17%|<text:span text:style-name="T172">██████████████████████</text:span><text:s text:c="86"/></text:p>
      <text:soft-page-break/>
      <text:p text:style-name="Normal">Epoch 2/30 [Train]: <text:s/>17%|<text:span text:style-name="T173">██████████████████████</text:span><text:s text:c="86"/></text:p>
      <text:p text:style-name="Normal">Epoch 2/30 [Train]: <text:s/>17%|<text:span text:style-name="T174">██████████████████████</text:span><text:span text:style-name="T175">▍</text:span><text:s text:c="85"/></text:p>
      <text:p text:style-name="Normal">Epoch 2/30 [Train]: <text:s/>17%|<text:span text:style-name="T176">██████████████████████</text:span><text:span text:style-name="T177">▍</text:span><text:s text:c="85"/></text:p>
      <text:p text:style-name="Normal">Epoch 2/30 [Train]: <text:s/>18%|<text:span text:style-name="T178">██████████████████████</text:span><text:span text:style-name="T179">▊</text:span><text:s text:c="85"/></text:p>
      <text:p text:style-name="Normal">Epoch 2/30 [Train]: <text:s/>18%|<text:span text:style-name="T180">██████████████████████</text:span><text:span text:style-name="T181">▊</text:span><text:s text:c="85"/></text:p>
      <text:p text:style-name="Normal">Epoch 2/30 [Train]: <text:s/>18%|<text:span text:style-name="T182">███████████████████████</text:span><text:span text:style-name="T183">▏</text:span><text:s text:c="84"/></text:p>
      <text:p text:style-name="Normal">Epoch 2/30 [Train]: <text:s/>18%|<text:span text:style-name="T184">███████████████████████</text:span><text:span text:style-name="T185">▏</text:span><text:s text:c="84"/></text:p>
      <text:p text:style-name="Normal">Epoch 2/30 [Train]: <text:s/>18%|<text:span text:style-name="T186">███████████████████████▌</text:span><text:s text:c="84"/></text:p>
      <text:p text:style-name="Normal">Epoch 2/30 [Train]: <text:s/>18%|<text:span text:style-name="T187">███████████████████████▌</text:span><text:s text:c="84"/></text:p>
      <text:p text:style-name="Normal">Epoch 2/30 [Train]: <text:s/>19%|<text:span text:style-name="T188">███████████████████████</text:span><text:span text:style-name="T189">▉</text:span><text:s text:c="84"/></text:p>
      <text:p text:style-name="Normal">Epoch 2/30 [Train]: <text:s/>19%|<text:span text:style-name="T190">███████████████████████</text:span><text:span text:style-name="T191">▉</text:span><text:s text:c="84"/></text:p>
      <text:p text:style-name="Normal">Epoch 2/30 [Train]: <text:s/>19%|<text:span text:style-name="T192">████████████████████████</text:span><text:span text:style-name="T193">▎</text:span><text:s text:c="83"/></text:p>
      <text:p text:style-name="Normal">Epoch 2/30 [Train]: <text:s/>19%|<text:span text:style-name="T194">████████████████████████</text:span><text:span text:style-name="T195">▎</text:span><text:s text:c="83"/></text:p>
      <text:p text:style-name="Normal">Epoch 2/30 [Train]: <text:s/>19%|<text:span text:style-name="T196">████████████████████████</text:span><text:span text:style-name="T197">▋</text:span><text:s text:c="83"/></text:p>
      <text:p text:style-name="Normal">Epoch 2/30 [Train]: <text:s/>19%|<text:span text:style-name="T198">████████████████████████</text:span><text:span text:style-name="T199">▋</text:span><text:s text:c="83"/></text:p>
      <text:p text:style-name="Normal">Epoch 2/30 [Train]: <text:s/>19%|<text:span text:style-name="T200">█████████████████████████</text:span><text:s text:c="83"/></text:p>
      <text:p text:style-name="Normal">Epoch 2/30 [Train]: <text:s/>19%|<text:span text:style-name="T201">█████████████████████████</text:span><text:s text:c="83"/></text:p>
      <text:p text:style-name="Normal">Epoch 2/30 [Train]: <text:s/>20%|<text:span text:style-name="T202">█████████████████████████</text:span><text:span text:style-name="T203">▍</text:span><text:s text:c="82"/></text:p>
      <text:p text:style-name="Normal">Epoch 2/30 [Train]: <text:s/>20%|<text:span text:style-name="T204">█████████████████████████</text:span><text:span text:style-name="T205">▍</text:span><text:s text:c="82"/></text:p>
      <text:p text:style-name="Normal">Epoch 2/30 [Train]: <text:s/>20%|<text:span text:style-name="T206">█████████████████████████</text:span><text:span text:style-name="T207">▊</text:span><text:s text:c="82"/></text:p>
      <text:p text:style-name="Normal">Epoch 2/30 [Train]: <text:s/>20%|<text:span text:style-name="T208">█████████████████████████</text:span><text:span text:style-name="T209">▊</text:span><text:s text:c="82"/></text:p>
      <text:p text:style-name="Normal">Epoch 2/30 [Train]: <text:s/>20%|<text:span text:style-name="T210">██████████████████████████</text:span><text:span text:style-name="T211">▏</text:span><text:s text:c="81"/></text:p>
      <text:p text:style-name="Normal">Epoch 2/30 [Train]: <text:s/>20%|<text:span text:style-name="T212">██████████████████████████</text:span><text:span text:style-name="T213">▏</text:span><text:s text:c="81"/></text:p>
      <text:p text:style-name="Normal">Epoch 2/30 [Train]: <text:s/>21%|<text:span text:style-name="T214">██████████████████████████▌</text:span><text:s text:c="81"/></text:p>
      <text:p text:style-name="Normal">Epoch 2/30 [Train]: <text:s/>21%|<text:span text:style-name="T215">██████████████████████████▌</text:span><text:s text:c="81"/></text:p>
      <text:p text:style-name="Normal">Epoch 2/30 [Train]: <text:s/>21%|<text:span text:style-name="T216">██████████████████████████</text:span><text:span text:style-name="T217">▉</text:span><text:s text:c="81"/></text:p>
      <text:soft-page-break/>
      <text:p text:style-name="Normal">Epoch 2/30 [Train]: <text:s/>21%|<text:span text:style-name="T218">██████████████████████████</text:span><text:span text:style-name="T219">▉</text:span><text:s text:c="81"/></text:p>
      <text:p text:style-name="Normal">Epoch 2/30 [Train]: <text:s/>21%|<text:span text:style-name="T220">███████████████████████████</text:span><text:span text:style-name="T221">▎</text:span><text:s text:c="80"/></text:p>
      <text:p text:style-name="Normal">Epoch 2/30 [Train]: <text:s/>21%|<text:span text:style-name="T222">███████████████████████████</text:span><text:span text:style-name="T223">▎</text:span><text:s text:c="80"/></text:p>
      <text:p text:style-name="Normal">Epoch 2/30 [Train]: <text:s/>21%|<text:span text:style-name="T224">███████████████████████████</text:span><text:span text:style-name="T225">▋</text:span><text:s text:c="80"/></text:p>
      <text:p text:style-name="Normal">Epoch 2/30 [Train]: <text:s/>21%|<text:span text:style-name="T226">███████████████████████████</text:span><text:span text:style-name="T227">▋</text:span><text:s text:c="80"/></text:p>
      <text:p text:style-name="Normal">Epoch 2/30 [Train]: <text:s/>22%|<text:span text:style-name="T228">████████████████████████████</text:span><text:s text:c="80"/></text:p>
      <text:p text:style-name="Normal">Epoch 2/30 [Train]: <text:s/>22%|<text:span text:style-name="T229">████████████████████████████</text:span><text:s text:c="80"/></text:p>
      <text:p text:style-name="Normal">Epoch 2/30 [Train]: <text:s/>22%|<text:span text:style-name="T230">████████████████████████████</text:span><text:span text:style-name="T231">▍</text:span><text:s text:c="79"/></text:p>
      <text:p text:style-name="Normal">Epoch 2/30 [Train]: <text:s/>22%|<text:span text:style-name="T232">████████████████████████████</text:span><text:span text:style-name="T233">▍</text:span><text:s text:c="79"/></text:p>
      <text:p text:style-name="Normal">Epoch 2/30 [Train]: <text:s/>22%|<text:span text:style-name="T234">████████████████████████████</text:span><text:span text:style-name="T235">▋</text:span><text:s text:c="79"/></text:p>
      <text:p text:style-name="Normal">Epoch 2/30 [Train]: <text:s/>22%|<text:span text:style-name="T236">████████████████████████████</text:span><text:span text:style-name="T237">▋</text:span><text:s text:c="79"/></text:p>
      <text:p text:style-name="Normal">Epoch 2/30 [Train]: <text:s/>23%|<text:span text:style-name="T238">█████████████████████████████</text:span><text:s text:c="79"/></text:p>
      <text:p text:style-name="Normal">Epoch 2/30 [Train]: <text:s/>23%|<text:span text:style-name="T239">█████████████████████████████</text:span><text:s text:c="79"/></text:p>
      <text:p text:style-name="Normal">Epoch 2/30 [Train]: <text:s/>23%|<text:span text:style-name="T240">█████████████████████████████</text:span><text:span text:style-name="T241">▍</text:span><text:s text:c="78"/></text:p>
      <text:p text:style-name="Normal">Epoch 2/30 [Train]: <text:s/>23%|<text:span text:style-name="T242">█████████████████████████████</text:span><text:span text:style-name="T243">▍</text:span><text:s text:c="78"/></text:p>
      <text:p text:style-name="Normal">Epoch 2/30 [Train]: <text:s/>23%|<text:span text:style-name="T244">█████████████████████████████</text:span><text:span text:style-name="T245">▊</text:span><text:s text:c="78"/></text:p>
      <text:p text:style-name="Normal">Epoch 2/30 [Train]: <text:s/>23%|<text:span text:style-name="T246">█████████████████████████████</text:span><text:span text:style-name="T247">▊</text:span><text:s text:c="78"/></text:p>
      <text:p text:style-name="Normal">Epoch 2/30 [Train]: <text:s/>23%|<text:span text:style-name="T248">██████████████████████████████</text:span><text:span text:style-name="T249">▏</text:span><text:s text:c="77"/></text:p>
      <text:p text:style-name="Normal">Epoch 2/30 [Train]: <text:s/>23%|<text:span text:style-name="T250">██████████████████████████████</text:span><text:span text:style-name="T251">▏</text:span><text:s text:c="77"/></text:p>
      <text:p text:style-name="Normal">Epoch 2/30 [Train]: <text:s/>24%|<text:span text:style-name="T252">██████████████████████████████▌</text:span><text:s text:c="77"/></text:p>
      <text:p text:style-name="Normal">Epoch 2/30 [Train]: <text:s/>24%|<text:span text:style-name="T253">██████████████████████████████▌</text:span><text:s text:c="77"/></text:p>
      <text:p text:style-name="Normal">Epoch 2/30 [Train]: <text:s/>24%|<text:span text:style-name="T254">██████████████████████████████</text:span><text:span text:style-name="T255">▉</text:span><text:s text:c="77"/></text:p>
      <text:p text:style-name="Normal">Epoch 2/30 [Train]: <text:s/>24%|<text:span text:style-name="T256">██████████████████████████████</text:span><text:span text:style-name="T257">▉</text:span><text:s text:c="77"/></text:p>
      <text:p text:style-name="Normal">Epoch 2/30 [Train]: <text:s/>24%|<text:span text:style-name="T258">███████████████████████████████</text:span><text:span text:style-name="T259">▎</text:span><text:s text:c="76"/></text:p>
      <text:p text:style-name="Normal">Epoch 2/30 [Train]: <text:s/>24%|<text:span text:style-name="T260">███████████████████████████████</text:span><text:span text:style-name="T261">▎</text:span><text:s text:c="76"/></text:p>
      <text:p text:style-name="Normal">Epoch 2/30 [Train]: <text:s/>25%|<text:span text:style-name="T262">███████████████████████████████</text:span><text:span text:style-name="T263">▋</text:span><text:s text:c="76"/></text:p>
      <text:soft-page-break/>
      <text:p text:style-name="Normal">Epoch 2/30 [Train]: <text:s/>25%|<text:span text:style-name="T264">███████████████████████████████</text:span><text:span text:style-name="T265">▋</text:span><text:s text:c="76"/></text:p>
      <text:p text:style-name="Normal">Epoch 2/30 [Train]: <text:s/>25%|<text:span text:style-name="T266">████████████████████████████████</text:span><text:s text:c="76"/></text:p>
      <text:p text:style-name="Normal">Epoch 2/30 [Train]: <text:s/>25%|<text:span text:style-name="T267">████████████████████████████████</text:span><text:s text:c="76"/></text:p>
      <text:p text:style-name="Normal">Epoch 2/30 [Train]: <text:s/>25%|<text:span text:style-name="T268">████████████████████████████████</text:span><text:s text:c="76"/>Epoch 2/30 [Train]: <text:s/>25%|<text:span text:style-name="T269">████████████████████████████████</text:span><text:s text:c="98"/>Epoch 2/30 [Train]: <text:s/>25%|<text:span text:style-name="T270">████████████████████████████████</text:span><text:span text:style-name="T271">▍</text:span><text:s text:c="97"/>Epoch 2/30 [Train]: <text:s/>25%|<text:span text:style-name="T272">████████████████████████████████</text:span><text:span text:style-name="T273">▍</text:span><text:s text:c="53"/>Epoch 2/30 [Train]: <text:s/>25%|<text:span text:style-name="T274">████████████████████████████████</text:span><text:span text:style-name="T275">▍</text:span><text:s text:c="97"/>Epoch 2/30 [Train]: <text:s/>25%|<text:span text:style-name="T276">████████████████████████████████</text:span><text:span text:style-name="T277">▍</text:span><text:s text:c="97"/>Epoch 2/30 [Train]: <text:s/>25%|<text:span text:style-name="T278">████████████████████</text:span><text:s text:c="22"/><text:span text:style-name="T279">████████████</text:span><text:span text:style-name="T280">▊</text:span><text:s text:c="75"/>Epoch 2/30 [Train]: <text:s/>25 <text:s text:c="21"/>%|<text:span text:style-name="T281">█████████████████████████████████</text:span><text:s text:c="75"/>E <text:s text:c="21"/>poch 2/30 [Train]: <text:s/>26%|<text:span text:style-name="T282">█████████████████████████████████</text:span><text:span text:style-name="T283">▍</text:span><text:s text:c="96"/>Epoch 2/30 [Train]: <text:s/>26%|<text:span text:style-name="T284">█████████████████████████████████</text:span><text:span text:style-name="T285">▏</text:span><text:s text:c="96"/>Epoch 2/30 [Train]: <text:s/>26%|<text:span text:style-name="T286">█████████████████████████████████▌</text:span><text:s text:c="74"/>Epoch 2/30 [Train]: <text:s/>26%|<text:span text:style-name="T287">█████████████████████████████████▌</text:span><text:s text:c="74"/>Epoch 2/30 [Train]: <text:s/>26%|<text:span text:style-name="T288">█████████████████████████████████</text:span><text:span text:style-name="T289">▉</text:span><text:s text:c="74"/>Epoch 2/30 [Train]: <text:s/>26%|<text:span text:style-name="T290">█████████████████████████████████</text:span><text:span text:style-name="T291">▉</text:span><text:s text:c="74"/>Epoch 2/30 [Train]: <text:s/>27%|<text:span text:style-name="T292">██████████████████████████████████</text:span><text:span text:style-name="T293">▎</text:span><text:s text:c="73"/>Epoch 2/30 [Train]: <text:s/>27%|<text:span text:style-name="T294">██████████████████████████████████</text:span><text:span text:style-name="T295">▎</text:span><text:s text:c="73"/>Epoch 2/30 [Train]: <text:s/>27%|<text:span text:style-name="T296">██████████████████████████████████</text:span><text:span text:style-name="T297">▋</text:span><text:s text:c="94"/>| 94Epoch 2/30 [Train]: <text:s/>27%|<text:span text:style-name="T298">██████████████████████████████████</text:span><text:span text:style-name="T299">▉</text:span><text:s text:c="51"/></text:p>
      <text:p text:style-name="Normal">Epoch 2/30 [Train]: <text:s/>27%|<text:span text:style-name="T300">███████████████████████████████████</text:span><text:span text:style-name="T301">▎</text:span><text:s text:c="50"/></text:p>
      <text:p text:style-name="Normal">Epoch 2/30 [Train]: <text:s/>27%|<text:span text:style-name="T302">███████████████████████████████████</text:span><text:span text:style-name="T303">▎</text:span><text:s text:c="50"/></text:p>
      <text:p text:style-name="Normal">Epoch 2/30 [Train]: <text:s/>27%|<text:span text:style-name="T304">███████████████████████████████████</text:span><text:span text:style-name="T305">▋</text:span><text:s text:c="50"/></text:p>
      <text:p text:style-name="Normal">Epoch 2/30 [Train]: <text:s/>27%|<text:span text:style-name="T306">███████████████████████████████████</text:span><text:span text:style-name="T307">▋</text:span><text:s text:c="50"/></text:p>
      <text:p text:style-name="Normal">Epoch 2/30 [Train]: <text:s/>28%|<text:span text:style-name="T308">████████████████████████████████████</text:span><text:s text:c="50"/></text:p>
      <text:p text:style-name="Normal">Epoch 2/30 [Train]: <text:s/>28%|<text:span text:style-name="T309">████████████████████████████████████</text:span><text:s text:c="50"/></text:p>
      <text:p text:style-name="Normal">Epoch 2/30 [Train]: <text:s/>28%|<text:span text:style-name="T310">████████████████████████████████████</text:span><text:span text:style-name="T311">▍</text:span><text:s text:c="49"/></text:p>
      <text:p text:style-name="Normal">Epoch 2/30 [Train]: <text:s/>28%|<text:span text:style-name="T312">████████████████████████████████████</text:span><text:span text:style-name="T313">▍</text:span><text:s text:c="49"/></text:p>
      <text:p text:style-name="Normal">Epoch 2/30 [Train]: <text:s/>28%|<text:span text:style-name="T314">████████████████████████████████████</text:span><text:span text:style-name="T315">▊</text:span><text:s text:c="49"/></text:p>
      <text:soft-page-break/>
      <text:p text:style-name="Normal">Epoch 2/30 [Train]: <text:s/>28%|<text:span text:style-name="T316">████████████████████████████████████</text:span><text:span text:style-name="T317">▊</text:span><text:s text:c="49"/></text:p>
      <text:p text:style-name="Normal">Epoch 2/30 [Train]: <text:s/>29%|<text:span text:style-name="T318">████████████████████████████████████</text:span><text:span text:style-name="T319">▊</text:span><text:s text:c="49"/></text:p>
      <text:p text:style-name="Normal">Epoch 2/30 [Train]: <text:s/>29%|<text:span text:style-name="T320">████████████████████████████████████</text:span><text:span text:style-name="T321">▊</text:span><text:s text:c="49"/></text:p>
      <text:p text:style-name="Normal">Epoch 2/30 [Train]: <text:s/>29%|<text:span text:style-name="T322">█████████████████████████████████████</text:span><text:span text:style-name="T323">▏</text:span><text:s text:c="48"/></text:p>
      <text:p text:style-name="Normal">Epoch 2/30 [Train]: <text:s/>29%|<text:span text:style-name="T324">████████████████████████████████████</text:span><text:span text:style-name="T325">▉</text:span><text:s text:c="49"/></text:p>
      <text:p text:style-name="Normal">Epoch 2/30 [Train]: <text:s/>29%|<text:span text:style-name="T326">█████████████████████████████████████</text:span><text:span text:style-name="T327">▎</text:span><text:s text:c="48"/></text:p>
      <text:p text:style-name="Normal">Epoch 2/30 [Train]: <text:s/>29%|<text:span text:style-name="T328">█████████████████████████████████████</text:span><text:span text:style-name="T329">▎</text:span><text:s text:c="48"/></text:p>
      <text:p text:style-name="Normal">Epoch 2/30 [Train]: <text:s/>29%|<text:span text:style-name="T330">█████████████████████████████████████</text:span><text:span text:style-name="T331">▋</text:span><text:s text:c="48"/></text:p>
      <text:p text:style-name="Normal">Epoch 2/30 [Train]: <text:s/>29%|<text:span text:style-name="T332">█████████████████████████████████████</text:span><text:span text:style-name="T333">▋</text:span><text:s text:c="48"/></text:p>
      <text:p text:style-name="Normal">Epoch 2/30 [Train]: <text:s/>30%|<text:span text:style-name="T334">██████████████████████████████████████</text:span><text:s text:c="48"/></text:p>
      <text:p text:style-name="Normal">Epoch 2/30 [Train]: <text:s/>30%|<text:span text:style-name="T335">██████████████████████████████████████</text:span><text:s text:c="48"/></text:p>
      <text:p text:style-name="Normal">Epoch 2/30 [Train]: <text:s/>30%|<text:span text:style-name="T336">██████████████████████████████████████</text:span><text:span text:style-name="T337">▍</text:span><text:s text:c="47"/></text:p>
      <text:p text:style-name="Normal">Epoch 2/30 [Train]: <text:s/>30%|<text:span text:style-name="T338">██████████████████████████████████████</text:span><text:span text:style-name="T339">▍</text:span><text:s text:c="47"/>Epoch 2/30 [Train]: <text:s/>30%|<text:span text:style-name="T340">██████████████████████████████████████</text:span><text:span text:style-name="T341">▊</text:span><text:s text:c="47"/>Epoch 2/30 [Train]: <text:s/>30%|<text:span text:style-name="T342">██████████████████████████████████████</text:span><text:span text:style-name="T343">▊</text:span><text:s text:c="47"/>Epoch 2/30 [Train]: <text:s/>31%|<text:span text:style-name="T344">███████████████████████████████████████</text:span><text:span text:style-name="T345">▏</text:span><text:s text:c="46"/>Epoch 2/30 [Train]: <text:s/>31%|<text:span text:style-name="T346">███████████████████████████████████████</text:span><text:span text:style-name="T347">▏</text:span><text:s text:c="46"/>Epoch 2/30 [Train]: <text:s/>31%|<text:span text:style-name="T348">███████████████████████████████████████</text:span><text:span text:style-name="T349">▍</text:span><text:s text:c="46"/>Epoch 2/30 [Train]: <text:s/>31%|<text:span text:style-name="T350">███████████████████████████████████████</text:span><text:span text:style-name="T351">▊</text:span><text:s text:c="46"/>Epoch 2/30 [Train]: <text:s/>31%|<text:span text:style-name="T352">████████████████████████████████████████</text:span><text:span text:style-name="T353">▏</text:span><text:s text:c="45"/>Epoch 2/30 [Train]: <text:s/>31%|<text:span text:style-name="T354">███████████████████████████████████████</text:span><text:span text:style-name="T355">▊</text:span><text:s text:c="46"/>Epoch 2/30 [Train]: <text:s/>31%|<text:span text:style-name="T356">████████████████████████████████████████</text:span><text:span text:style-name="T357">▏</text:span><text:s text:c="45"/><text:soft-page-break/>Epoch 2/30 [Train]: <text:s/>31%|<text:span text:style-name="T358">████████████████████████████████████████▌</text:span><text:s text:c="45"/>Epoch 2/30 [Train]: <text:s/>32%|<text:span text:style-name="T359">████████████████████████████████████████</text:span><text:span text:style-name="T360">▉</text:span><text:s text:c="45"/>Epoch 2/30 [Train]: <text:s/>32%|<text:span text:style-name="T361">████████████████████████████████████████▌</text:span><text:s text:c="45"/>Epoch 2/30 [Train]: <text:s/>32%|<text:span text:style-name="T362">████████████████████████████████████████</text:span><text:span text:style-name="T363">▉</text:span><text:s text:c="45"/>Epoch 2/30 [Train]: <text:s/>32%|<text:span text:style-name="T364">████████████████████████████████████████</text:span><text:span text:style-name="T365">▉</text:span><text:s text:c="45"/>Epoch 2/30 [Train]: <text:s/>32%|<text:span text:style-name="T366">█████████████████████████████████████████</text:span><text:span text:style-name="T367">▎</text:span><text:s text:c="86"/>| 113/350 [03:16&lt;06:46, <text:s/>1.72s/it, loss=0.06Epoch 2/30 [Train]: <text:s/>32%|<text:span text:style-name="T368">█████████████████████████████████████████</text:span><text:span text:style-name="T369">▎</text:span><text:s text:c="66"/>Epoch 2/30 [Train]: <text:s/>33%|<text:span text:style-name="T370">█████████████████████████████████████████</text:span><text:span text:style-name="T371">▋</text:span><text:s text:c="66"/>Epoch 2/30 [Train]: <text:s/>33%|<text:span text:style-name="T372">█████████████████████████████████████████</text:span><text:span text:style-name="T373">▋</text:span><text:s text:c="66"/>Epoch 2/30 [Train]: <text:s/>33%|<text:span text:style-name="T374">██████████████████████████████████████████</text:span><text:s text:c="66"/>Epoch 2/30 [Train]: <text:s/>33%|<text:span text:style-name="T375">██████████████████████████████████████████</text:span><text:s text:c="66"/>Epoch 2/30 [Train]: <text:s/>33%|<text:span text:style-name="T376">██████████████████████████████████████████</text:span><text:span text:style-name="T377">▍</text:span><text:s text:c="65"/>Epoch 2/30 [Train]: <text:s/>33%|<text:span text:style-name="T378">██████████████████████████████████████████</text:span><text:span text:style-name="T379">▍</text:span><text:s text:c="65"/>Epoch 2/30 [Train]: <text:s/>33%|<text:span text:style-name="T380">██████████████████████████████████████████</text:span><text:span text:style-name="T381">▊</text:span><text:s text:c="65"/>Epoch 2/30 [Train]: <text:s/>33%|<text:span text:style-name="T382">██████████████████████████████████████████</text:span><text:span text:style-name="T383">▊</text:span><text:s text:c="65"/>Epoch 2/30 [Train]: <text:s/>34%|<text:span text:style-name="T384">███████████████████████████████████████████</text:span><text:span text:style-name="T385">▏</text:span><text:s text:c="64"/>Epoch 2/30 [Train]: <text:s/>34%|<text:span text:style-name="T386">███████████████████████████████████████████</text:span><text:span text:style-name="T387">▏</text:span><text:s text:c="64"/>Epoch 2/30 [TraEpoch 2/30 [Train]: 100%|<text:span text:style-name="T38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6&lt;00:00, <text:s/>1.73s/it, loss=0.065]</text:p>
      <text:soft-page-break/>
      <text:p text:style-name="Normal">Epoch 2/30 [Val]: 100%|<text:span text:style-name="T38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5&lt;00:00, <text:s/>1.44s/it]</text:p>
      <text:p text:style-name="Normal"/>
      <text:p text:style-name="Normal">Epoch 2/30</text:p>
      <text:p text:style-name="Normal"><text:s text:c="2"/>Train Loss: 0.0650 | Train Acc: 0.5712</text:p>
      <text:p text:style-name="Normal"><text:s text:c="2"/>Val Loss: 0.0578 | Val Acc: 0.6505 | AUROC: 0.8125</text:p>
      <text:p text:style-name="Normal"><text:s text:c="2"/>Learning Rate: 0.000007</text:p>
      <text:p text:style-name="Normal"><text:s text:c="2"/>✓ New best AUROC: 0.8125</text:p>
      <text:p text:style-name="Normal">====================================================================================================</text:p>
      <text:p text:style-name="Normal">Epoch 3/30 [Train]: 100%|<text:span text:style-name="T39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7&lt;00:00, <text:s/>1.74s/it, loss=0.0628]<text:s/></text:p>
      <text:p text:style-name="Normal">Epoch 3/30 [Val]: 100%|<text:span text:style-name="T39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3/30</text:p>
      <text:p text:style-name="Normal"><text:s text:c="2"/>Train Loss: 0.0628 | Train Acc: 0.6057</text:p>
      <text:p text:style-name="Normal"><text:s text:c="2"/>Val Loss: 0.0550 | Val Acc: 0.6818 | AUROC: 0.8337</text:p>
      <text:p text:style-name="Normal"><text:s text:c="2"/>Learning Rate: 0.000010</text:p>
      <text:p text:style-name="Normal"><text:s text:c="2"/>✓ New best AUROC: 0.8337</text:p>
      <text:p text:style-name="Normal">====================================================================================================</text:p>
      <text:p text:style-name="Normal">Epoch 4/30 [Train]: 100%|<text:span text:style-name="T392">█████████████████████████████████████████████████</text:span><text:soft-page-break/><text:span text:style-name="T393">███████████████████████████████████████████████████████████████████████████████</text:span>| 350/350 [09:59&lt;00:00, <text:s/>1.71s/it, loss=0.0607]<text:s/></text:p>
      <text:p text:style-name="Normal">Epoch 4/30 [Val]: 100%|<text:span text:style-name="T39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4/30</text:p>
      <text:p text:style-name="Normal"><text:s text:c="2"/>Train Loss: 0.0607 | Train Acc: 0.6348</text:p>
      <text:p text:style-name="Normal"><text:s text:c="2"/>Val Loss: 0.0540 | Val Acc: 0.6663 | AUROC: 0.8415</text:p>
      <text:p text:style-name="Normal"><text:s text:c="2"/>Learning Rate: 0.000010</text:p>
      <text:p text:style-name="Normal"><text:s text:c="2"/>✓ New best AUROC: 0.8415</text:p>
      <text:p text:style-name="Normal">====================================================================================================</text:p>
      <text:p text:style-name="Normal">Epoch 5/30 [Train]: 100%|<text:span text:style-name="T39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4&lt;00:00, <text:s/>1.70s/it, loss=0.0591]</text:p>
      <text:p text:style-name="Normal">Epoch 5/30 [Val]: 100%|<text:span text:style-name="T39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5/30</text:p>
      <text:p text:style-name="Normal"><text:s text:c="2"/>Train Loss: 0.0591 | Train Acc: 0.6489</text:p>
      <text:p text:style-name="Normal"><text:s text:c="2"/>Val Loss: 0.0532 | Val Acc: 0.6702 | AUROC: 0.8491</text:p>
      <text:p text:style-name="Normal"><text:s text:c="2"/>Learning Rate: 0.000010</text:p>
      <text:p text:style-name="Normal"><text:s text:c="2"/>✓ New best AUROC: 0.8491</text:p>
      <text:soft-page-break/>
      <text:p text:style-name="Normal">====================================================================================================</text:p>
      <text:p text:style-name="Normal">Epoch 6/30 [Train]: 100%|<text:span text:style-name="T39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1&lt;00:00, <text:s/>1.69s/it, loss=0.0587]</text:p>
      <text:p text:style-name="Normal">Epoch 6/30 [Val]: 100%|<text:span text:style-name="T39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6/30</text:p>
      <text:p text:style-name="Normal"><text:s text:c="2"/>Train Loss: 0.0587 | Train Acc: 0.6503</text:p>
      <text:p text:style-name="Normal"><text:s text:c="2"/>Val Loss: 0.0518 | Val Acc: 0.6976 | AUROC: 0.8565</text:p>
      <text:p text:style-name="Normal"><text:s text:c="2"/>Learning Rate: 0.000010</text:p>
      <text:p text:style-name="Normal"><text:s text:c="2"/>✓ New best AUROC: 0.8565</text:p>
      <text:p text:style-name="Normal">====================================================================================================</text:p>
      <text:p text:style-name="Normal">Epoch 7/30 [Train]: 100%|<text:span text:style-name="T39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2&lt;00:00, <text:s/>1.69s/it, loss=0.0575]</text:p>
      <text:p text:style-name="Normal">Epoch 7/30 [Val]: 100%|<text:span text:style-name="T40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7/30</text:p>
      <text:p text:style-name="Normal"><text:s text:c="2"/>Train Loss: 0.0575 | Train Acc: 0.6609</text:p>
      <text:p text:style-name="Normal"><text:s text:c="2"/>Val Loss: 0.0512 | Val Acc: 0.7126 | AUROC: 0.8571</text:p>
      <text:soft-page-break/>
      <text:p text:style-name="Normal"><text:s text:c="2"/>Learning Rate: 0.000010</text:p>
      <text:p text:style-name="Normal"><text:s text:c="2"/>✓ New best AUROC: 0.8571</text:p>
      <text:p text:style-name="Normal">====================================================================================================</text:p>
      <text:p text:style-name="Normal">Epoch 8/30 [Train]: 100%|<text:span text:style-name="T40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3&lt;00:00, <text:s/>1.69s/it, loss=0.057]<text:s/></text:p>
      <text:p text:style-name="Normal">Epoch 8/30 [Val]: 100%|<text:span text:style-name="T40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6&lt;00:00, <text:s/>1.45s/it]<text:s/></text:p>
      <text:p text:style-name="Normal"/>
      <text:p text:style-name="Normal">Epoch 8/30</text:p>
      <text:p text:style-name="Normal"><text:s text:c="2"/>Train Loss: 0.0570 | Train Acc: 0.6697</text:p>
      <text:p text:style-name="Normal"><text:s text:c="2"/>Val Loss: 0.0507 | Val Acc: 0.7073 | AUROC: 0.8646</text:p>
      <text:p text:style-name="Normal"><text:s text:c="2"/>Learning Rate: 0.000009</text:p>
      <text:p text:style-name="Normal"><text:s text:c="2"/>✓ New best AUROC: 0.8646</text:p>
      <text:p text:style-name="Normal">====================================================================================================</text:p>
      <text:p text:style-name="Normal">Epoch 9/30 [Train]: 100%|<text:span text:style-name="T40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9&lt;00:00, <text:s/>1.71s/it, loss=0.056]</text:p>
      <text:p text:style-name="Normal">Epoch 9/30 [Val]: 100%|<text:span text:style-name="T40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9/30</text:p>
      <text:soft-page-break/>
      <text:p text:style-name="Normal"><text:s text:c="2"/>Train Loss: 0.0560 | Train Acc: 0.6822</text:p>
      <text:p text:style-name="Normal"><text:s text:c="2"/>Val Loss: 0.0521 | Val Acc: 0.6842 | AUROC: 0.8665</text:p>
      <text:p text:style-name="Normal"><text:s text:c="2"/>Learning Rate: 0.000009</text:p>
      <text:p text:style-name="Normal"><text:s text:c="2"/>✓ New best AUROC: 0.8665</text:p>
      <text:p text:style-name="Normal">====================================================================================================</text:p>
      <text:p text:style-name="Normal">Epoch 10/30 [Train]: 100%|<text:span text:style-name="T40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2&lt;00:00, <text:s/>1.69s/it, loss=0.0563]<text:s/></text:p>
      <text:p text:style-name="Normal">Epoch 10/30 [Val]: 100%|<text:span text:style-name="T40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2&lt;00:00, <text:s/>1.41s/it]<text:s/></text:p>
      <text:p text:style-name="Normal"/>
      <text:p text:style-name="Normal">Epoch 10/30</text:p>
      <text:p text:style-name="Normal"><text:s text:c="2"/>Train Loss: 0.0563 | Train Acc: 0.6807</text:p>
      <text:p text:style-name="Normal"><text:s text:c="2"/>Val Loss: 0.0497 | Val Acc: 0.7246 | AUROC: 0.8687</text:p>
      <text:p text:style-name="Normal"><text:s text:c="2"/>Learning Rate: 0.000009</text:p>
      <text:p text:style-name="Normal"><text:s text:c="2"/>✓ New best AUROC: 0.8687</text:p>
      <text:p text:style-name="Normal">====================================================================================================</text:p>
      <text:p text:style-name="Normal">Epoch 11/30 [Train]: 100%|<text:span text:style-name="T40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4&lt;00:00, <text:s/>1.70s/it, loss=0.0553]<text:s/></text:p>
      <text:p text:style-name="Normal">Epoch 11/30 [Val]: 100%|<text:span text:style-name="T40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6&lt;00:00, <text:s/>1.45s/it]<text:s/></text:p>
      <text:p text:style-name="Normal"/>
      <text:soft-page-break/>
      <text:p text:style-name="Normal">Epoch 11/30</text:p>
      <text:p text:style-name="Normal"><text:s text:c="2"/>Train Loss: 0.0553 | Train Acc: 0.6790</text:p>
      <text:p text:style-name="Normal"><text:s text:c="2"/>Val Loss: 0.0488 | Val Acc: 0.7439 | AUROC: 0.8733</text:p>
      <text:p text:style-name="Normal"><text:s text:c="2"/>Learning Rate: 0.000008</text:p>
      <text:p text:style-name="Normal"><text:s text:c="2"/>✓ New best AUROC: 0.8733</text:p>
      <text:p text:style-name="Normal"><text:s text:c="2"/><text:span text:style-name="T409">🎯</text:span><text:s/>BEATS PAPER! (Paper: 87.29%)</text:p>
      <text:p text:style-name="Normal">====================================================================================================</text:p>
      <text:p text:style-name="Normal">Epoch 12/30 [Train]: 100%|<text:span text:style-name="T4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0&lt;00:00, <text:s/>1.71s/it, loss=0.054]<text:s/></text:p>
      <text:p text:style-name="Normal">Epoch 12/30 [Val]: 100%|<text:span text:style-name="T41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12/30</text:p>
      <text:p text:style-name="Normal"><text:s text:c="2"/>Train Loss: 0.0540 | Train Acc: 0.6936</text:p>
      <text:p text:style-name="Normal"><text:s text:c="2"/>Val Loss: 0.0489 | Val Acc: 0.7357 | AUROC: 0.8729</text:p>
      <text:p text:style-name="Normal"><text:s text:c="2"/>Learning Rate: 0.000008</text:p>
      <text:p text:style-name="Normal">====================================================================================================</text:p>
      <text:p text:style-name="Normal">Epoch 13/30 [Train]: 100%|<text:span text:style-name="T4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0&lt;00:00, <text:s/>1.72s/it, loss=0.0528]</text:p>
      <text:p text:style-name="Normal">Epoch 13/30 [Val]: 100%|<text:span text:style-name="T41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14">██████████████████████████████████████████</text:span>| 87/87 [02:06&lt;00:00, <text:s/>1.46s/it]<text:s/></text:p>
      <text:p text:style-name="Normal"/>
      <text:p text:style-name="Normal">Epoch 13/30</text:p>
      <text:p text:style-name="Normal"><text:s text:c="2"/>Train Loss: 0.0528 | Train Acc: 0.7105</text:p>
      <text:p text:style-name="Normal"><text:s text:c="2"/>Val Loss: 0.0489 | Val Acc: 0.7328 | AUROC: 0.8737</text:p>
      <text:p text:style-name="Normal"><text:s text:c="2"/>Learning Rate: 0.000007</text:p>
      <text:p text:style-name="Normal"><text:s text:c="2"/>✓ New best AUROC: 0.8737</text:p>
      <text:p text:style-name="Normal"><text:s text:c="2"/><text:span text:style-name="T415">🎯</text:span><text:s/>BEATS PAPER! (Paper: 87.29%)</text:p>
      <text:p text:style-name="Normal">====================================================================================================</text:p>
      <text:p text:style-name="Normal">Epoch 14/30 [Train]: 100%|<text:span text:style-name="T4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1&lt;00:00, <text:s/>1.72s/it, loss=0.0538]<text:s/></text:p>
      <text:p text:style-name="Normal">Epoch 14/30 [Val]: 100%|<text:span text:style-name="T4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<text:s text:c="2"/>✓ New best AUROC: 0.8773</text:p>
      <text:p text:style-name="Normal"><text:s text:c="2"/><text:span text:style-name="T418">🎯</text:span><text:s/>BEATS PAPER! (Paper: 87.29%)</text:p>
      <text:p text:style-name="Normal">====================================================================================================</text:p>
      <text:p text:style-name="Normal">Epoch 15/30 [Train]: 100%|<text:span text:style-name="T4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1&lt;00:00, <text:s/>1.72s/it, loss=0.0531]</text:p>
      <text:p text:style-name="Normal">Epoch 15/30 [Val]: 100%|<text:span text:style-name="T4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21">█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15/30</text:p>
      <text:p text:style-name="Normal"><text:s text:c="2"/>Train Loss: 0.0531 | Train Acc: 0.7053</text:p>
      <text:p text:style-name="Normal"><text:s text:c="2"/>Val Loss: 0.0492 | Val Acc: 0.7208 | AUROC: 0.8748</text:p>
      <text:p text:style-name="Normal"><text:s text:c="2"/>Learning Rate: 0.000006</text:p>
      <text:p text:style-name="Normal">====================================================================================================</text:p>
      <text:p text:style-name="Normal">Epoch 16/30 [Train]: 100%|<text:span text:style-name="T4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2&lt;00:00, <text:s/>1.69s/it, loss=0.0516]<text:s/></text:p>
      <text:p text:style-name="Normal">Epoch 16/30 [Val]: <text:s/>60%|<text:span text:style-name="T423">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58"/>| Epoch 16/30 [Val]: <text:s/>61%|<text:span text:style-name="T424">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25">▋</text:span><text:s text:c="56"/>| Epoch 16/30 [Val]: <text:s/>62%|<text:span text:style-name="T426">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27">▍</text:span><text:s text:c="54"/>| Epoch 16/30 [Val]: <text:s/>63%|<text:span text:style-name="T428">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 text:c="53"/>| Epoch 16/30 [Val]: <text:s/>64%|<text:span text:style-name="T429">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pan text:style-name="T430">▋</text:span><text:s text:c="7"/></text:p>
      <text:p text:style-name="Normal">Epoch 16/30 [Val]: 100%|<text:span text:style-name="T43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6&lt;00:00, <text:s/>1.45s/it]</text:p>
      <text:p text:style-name="Normal"/>
      <text:p text:style-name="Normal">Epoch 16/30</text:p>
      <text:soft-page-break/>
      <text:p text:style-name="Normal"><text:s text:c="2"/>Train Loss: 0.0516 | Train Acc: 0.7138</text:p>
      <text:p text:style-name="Normal"><text:s text:c="2"/>Val Loss: 0.0497 | Val Acc: 0.7130 | AUROC: 0.8800</text:p>
      <text:p text:style-name="Normal"><text:s text:c="2"/>Learning Rate: 0.000006</text:p>
      <text:p text:style-name="Normal"><text:s text:c="2"/>✓ New best AUROC: 0.8800</text:p>
      <text:p text:style-name="Normal"><text:s text:c="2"/><text:span text:style-name="T432">🎯</text:span><text:s/>BEATS PAPER! (Paper: 87.29%)</text:p>
      <text:p text:style-name="Normal">====================================================================================================</text:p>
      <text:p text:style-name="Normal">Epoch 17/30 [Train]: 100%|<text:span text:style-name="T43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7&lt;00:00, <text:s/>1.74s/it, loss=0.053]<text:s/></text:p>
      <text:p text:style-name="Normal">Epoch 17/30 [Val]: 100%|<text:span text:style-name="T43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7&lt;00:00, <text:s/>1.47s/it]<text:s/></text:p>
      <text:p text:style-name="Normal"/>
      <text:p text:style-name="Normal">Epoch 17/30</text:p>
      <text:p text:style-name="Normal"><text:s text:c="2"/>Train Loss: 0.0530 | Train Acc: 0.7015</text:p>
      <text:p text:style-name="Normal"><text:s text:c="2"/>Val Loss: 0.0480 | Val Acc: 0.7419 | AUROC: 0.8786</text:p>
      <text:p text:style-name="Normal"><text:s text:c="2"/>Learning Rate: 0.000005</text:p>
      <text:p text:style-name="Normal">====================================================================================================</text:p>
      <text:p text:style-name="Normal">Epoch 18/30 [Train]: 100%|<text:span text:style-name="T43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5&lt;00:00, <text:s/>1.70s/it, loss=0.0513]</text:p>
      <text:p text:style-name="Normal">Epoch 18/30 [Val]: 100%|<text:span text:style-name="T43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7&lt;00:00, <text:s/>1.46s/it]<text:s/></text:p>
      <text:p text:style-name="Normal"/>
      <text:p text:style-name="Normal">Epoch 18/30</text:p>
      <text:p text:style-name="Normal"><text:s text:c="2"/>Train Loss: 0.0513 | Train Acc: 0.7234</text:p>
      <text:p text:style-name="Normal"><text:s text:c="2"/>Val Loss: 0.0483 | Val Acc: 0.7390 | AUROC: 0.8776</text:p>
      <text:p text:style-name="Normal"><text:s text:c="2"/>Learning Rate: 0.000005</text:p>
      <text:p text:style-name="Normal">====================================================================================================</text:p>
      <text:p text:style-name="Normal">Epoch 19/30 [Train]: 100%|<text:span text:style-name="T43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3&lt;00:00, <text:s/>1.72s/it, loss=0.0522]</text:p>
      <text:p text:style-name="Normal">Epoch 19/30 [Val]: 100%|<text:span text:style-name="T43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4s/it]<text:s/></text:p>
      <text:p text:style-name="Normal"/>
      <text:p text:style-name="Normal">Epoch 19/30</text:p>
      <text:p text:style-name="Normal"><text:s text:c="2"/>Train Loss: 0.0522 | Train Acc: 0.7169</text:p>
      <text:p text:style-name="Normal"><text:s text:c="2"/>Val Loss: 0.0478 | Val Acc: 0.7371 | AUROC: 0.8816</text:p>
      <text:p text:style-name="Normal"><text:s text:c="2"/>Learning Rate: 0.000004</text:p>
      <text:p text:style-name="Normal"><text:s text:c="2"/>✓ New best AUROC: 0.8816</text:p>
      <text:p text:style-name="Normal"><text:s text:c="2"/><text:span text:style-name="T439">🎯</text:span><text:s/>BEATS PAPER! (Paper: 87.29%)</text:p>
      <text:p text:style-name="Normal">====================================================================================================</text:p>
      <text:p text:style-name="Normal">Epoch 20/30 [Train]: 100%|<text:span text:style-name="T44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3&lt;00:00, <text:s/>1.69s/it, loss=0.0514]<text:s/></text:p>
      <text:p text:style-name="Normal">Epoch 20/30 [Val]: 100%|<text:span text:style-name="T44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42">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20/30</text:p>
      <text:p text:style-name="Normal"><text:s text:c="2"/>Train Loss: 0.0514 | Train Acc: 0.7155</text:p>
      <text:p text:style-name="Normal"><text:s text:c="2"/>Val Loss: 0.0487 | Val Acc: 0.7275 | AUROC: 0.8789</text:p>
      <text:p text:style-name="Normal"><text:s text:c="2"/>Learning Rate: 0.000004</text:p>
      <text:p text:style-name="Normal">====================================================================================================</text:p>
      <text:p text:style-name="Normal">Epoch 21/30 [Train]: 100%|<text:span text:style-name="T44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0&lt;00:00, <text:s/>1.69s/it, loss=0.0523]</text:p>
      <text:p text:style-name="Normal">Epoch 21/30 [Val]: 100%|<text:span text:style-name="T44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21/30</text:p>
      <text:p text:style-name="Normal"><text:s text:c="2"/>Train Loss: 0.0523 | Train Acc: 0.7122</text:p>
      <text:p text:style-name="Normal"><text:s text:c="2"/>Val Loss: 0.0478 | Val Acc: 0.7453 | AUROC: 0.8804</text:p>
      <text:p text:style-name="Normal"><text:s text:c="2"/>Learning Rate: 0.000003</text:p>
      <text:p text:style-name="Normal">====================================================================================================</text:p>
      <text:p text:style-name="Normal">Epoch 22/30 [Train]: 100%|<text:span text:style-name="T44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7&lt;00:00, <text:s/>1.71s/it, loss=0.0503]</text:p>
      <text:p text:style-name="Normal">Epoch 22/30 [Val]: 100%|<text:span text:style-name="T44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47">█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22/30</text:p>
      <text:p text:style-name="Normal"><text:s text:c="2"/>Train Loss: 0.0503 | Train Acc: 0.7277</text:p>
      <text:p text:style-name="Normal"><text:s text:c="2"/>Val Loss: 0.0476 | Val Acc: 0.7487 | AUROC: 0.8807</text:p>
      <text:p text:style-name="Normal"><text:s text:c="2"/>Learning Rate: 0.000003</text:p>
      <text:p text:style-name="Normal">====================================================================================================</text:p>
      <text:p text:style-name="Normal">Epoch 23/30 [Train]: 100%|<text:span text:style-name="T44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0&lt;00:00, <text:s/>1.72s/it, loss=0.052]</text:p>
      <text:p text:style-name="Normal">Epoch 23/30 [Val]: 100%|<text:span text:style-name="T44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7&lt;00:00, <text:s/>1.47s/it]<text:s/></text:p>
      <text:p text:style-name="Normal"/>
      <text:p text:style-name="Normal">Epoch 23/30</text:p>
      <text:p text:style-name="Normal"><text:s text:c="2"/>Train Loss: 0.0520 | Train Acc: 0.7137</text:p>
      <text:p text:style-name="Normal"><text:s text:c="2"/>Val Loss: 0.0480 | Val Acc: 0.7597 | AUROC: 0.8775</text:p>
      <text:p text:style-name="Normal"><text:s text:c="2"/>Learning Rate: 0.000002</text:p>
      <text:p text:style-name="Normal">====================================================================================================</text:p>
      <text:p text:style-name="Normal">Epoch 24/30 [Train]: 100%|<text:span text:style-name="T45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5&lt;00:00, <text:s/>1.73s/it, loss=0.05]</text:p>
      <text:p text:style-name="Normal">Epoch 24/30 [Val]: 100%|<text:span text:style-name="T451">█████████████████████████████████████████████████</text:span><text:soft-page-break/><text:span text:style-name="T45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24/30</text:p>
      <text:p text:style-name="Normal"><text:s text:c="2"/>Train Loss: 0.0500 | Train Acc: 0.7319</text:p>
      <text:p text:style-name="Normal"><text:s text:c="2"/>Val Loss: 0.0478 | Val Acc: 0.7453 | AUROC: 0.8813</text:p>
      <text:p text:style-name="Normal"><text:s text:c="2"/>Learning Rate: 0.000002</text:p>
      <text:p text:style-name="Normal">====================================================================================================</text:p>
      <text:p text:style-name="Normal">Epoch 25/30 [Train]: 100%|<text:span text:style-name="T45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1&lt;00:00, <text:s/>1.69s/it, loss=0.0503]</text:p>
      <text:p text:style-name="Normal">Epoch 25/30 [Val]: 100%|<text:span text:style-name="T45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25/30</text:p>
      <text:p text:style-name="Normal"><text:s text:c="2"/>Train Loss: 0.0503 | Train Acc: 0.7260</text:p>
      <text:p text:style-name="Normal"><text:s text:c="2"/>Val Loss: 0.0476 | Val Acc: 0.7492 | AUROC: 0.8813</text:p>
      <text:p text:style-name="Normal"><text:s text:c="2"/>Learning Rate: 0.000002</text:p>
      <text:p text:style-name="Normal">====================================================================================================</text:p>
      <text:p text:style-name="Normal">Epoch 26/30 [Train]: 100%|<text:span text:style-name="T45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3&lt;00:00, <text:s/>1.72s/it, loss=0.0501]</text:p>
      <text:p text:style-name="Normal">Epoch 26/30 [Val]: 100%|<text:span text:style-name="T45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57">██████████████████████████████████████████</text:span>| 87/87 [02:07&lt;00:00, <text:s/>1.46s/it]<text:s/></text:p>
      <text:p text:style-name="Normal"/>
      <text:p text:style-name="Normal">Epoch 26/30</text:p>
      <text:p text:style-name="Normal"><text:s text:c="2"/>Train Loss: 0.0501 | Train Acc: 0.7299</text:p>
      <text:p text:style-name="Normal"><text:s text:c="2"/>Val Loss: 0.0481 | Val Acc: 0.7366 | AUROC: 0.8814</text:p>
      <text:p text:style-name="Normal"><text:s text:c="2"/>Learning Rate: 0.000001</text:p>
      <text:p text:style-name="Normal">====================================================================================================</text:p>
      <text:p text:style-name="Normal">Epoch 27/30 [Train]: 100%|<text:span text:style-name="T45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9&lt;00:00, <text:s/>1.71s/it, loss=0.0505]</text:p>
      <text:p text:style-name="Normal">Epoch 27/30 [Val]: 100%|<text:span text:style-name="T45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27/30</text:p>
      <text:p text:style-name="Normal"><text:s text:c="2"/>Train Loss: 0.0505 | Train Acc: 0.7274</text:p>
      <text:p text:style-name="Normal"><text:s text:c="2"/>Val Loss: 0.0477 | Val Acc: 0.7463 | AUROC: 0.8798</text:p>
      <text:p text:style-name="Normal"><text:s text:c="2"/>Learning Rate: 0.000001</text:p>
      <text:p text:style-name="Normal">====================================================================================================</text:p>
      <text:p text:style-name="Normal">Epoch 28/30 [Train]: 100%|<text:span text:style-name="T46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0&lt;00:00, <text:s/>1.72s/it, loss=0.0501]</text:p>
      <text:p text:style-name="Normal">Epoch 28/30 [Val]: 100%|<text:span text:style-name="T46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62">██████████████████████████████████████████</text:span>| 87/87 [02:07&lt;00:00, <text:s/>1.46s/it]<text:s/></text:p>
      <text:p text:style-name="Normal"/>
      <text:p text:style-name="Normal">Epoch 28/30</text:p>
      <text:p text:style-name="Normal"><text:s text:c="2"/>Train Loss: 0.0501 | Train Acc: 0.7263</text:p>
      <text:p text:style-name="Normal"><text:s text:c="2"/>Val Loss: 0.0482 | Val Acc: 0.7400 | AUROC: 0.8804</text:p>
      <text:p text:style-name="Normal"><text:s text:c="2"/>Learning Rate: 0.000001</text:p>
      <text:p text:style-name="Normal">====================================================================================================</text:p>
      <text:p text:style-name="Normal">Epoch 29/30 [Train]: 100%|<text:span text:style-name="T46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02&lt;00:00, <text:s/>1.72s/it, loss=0.049]</text:p>
      <text:p text:style-name="Normal">Epoch 29/30 [Val]: 100%|<text:span text:style-name="T46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29/30</text:p>
      <text:p text:style-name="Normal"><text:s text:c="2"/>Train Loss: 0.0490 | Train Acc: 0.7366</text:p>
      <text:p text:style-name="Normal"><text:s text:c="2"/>Val Loss: 0.0479 | Val Acc: 0.7448 | AUROC: 0.8813</text:p>
      <text:p text:style-name="Normal"><text:s text:c="2"/>Learning Rate: 0.000001</text:p>
      <text:p text:style-name="Normal">====================================================================================================</text:p>
      <text:p text:style-name="Normal">Epoch 30/30 [Train]: 100%|<text:span text:style-name="T46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09:57&lt;00:00, <text:s/>1.71s/it, loss=0.0496]</text:p>
      <text:p text:style-name="Normal">Epoch 30/30 [Val]: 100%|<text:span text:style-name="T46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<text:soft-page-break/><text:span text:style-name="T467">██████████████████████████████████████████</text:span>| 87/87 [02:04&lt;00:00, <text:s/>1.44s/it]<text:s/></text:p>
      <text:p text:style-name="Normal"/>
      <text:p text:style-name="Normal">Epoch 30/30</text:p>
      <text:p text:style-name="Normal"><text:s text:c="2"/>Train Loss: 0.0496 | Train Acc: 0.7337</text:p>
      <text:p text:style-name="Normal"><text:s text:c="2"/>Val Loss: 0.0477 | Val Acc: 0.7525 | AUROC: 0.8801</text:p>
      <text:p text:style-name="Normal"><text:s text:c="2"/>Learning Rate: 0.000001</text:p>
      <text:p text:style-name="Normal">====================================================================================================</text:p>
      <text:p text:style-name="Normal"/>
      <text:p text:style-name="Normal">Final Evaluation with Best Model...</text:p>
      <text:p text:style-name="Normal">Epoch 19/30 [Val]: 100%|<text:span text:style-name="T46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1:59&lt;00:00, <text:s/>1.37s/it]</text:p>
      <text:p text:style-name="Normal"/>
      <text:p text:style-name="Normal">Calculating 95% confidence intervals (bootstrap)...</text:p>
      <text:p text:style-name="Normal">Bootstrap CI: 100%|<text:span text:style-name="T46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00/1000 [00:08&lt;00:00, 119.59it/s]<text:s/></text:p>
      <text:p text:style-name="Normal"/>
      <text:p text:style-name="Normal">==============================================================================================================</text:p>
      <text:p text:style-name="Normal">FINAL RESULTS - Optimized DenseNet169 vs Paper's DenseNet169</text:p>
      <text:p text:style-name="Normal">==============================================================================================================</text:p>
      <text:p text:style-name="Normal"/>
      <text:p text:style-name="Normal">Metric <text:s text:c="10"/>| Our Result <text:s text:c="8"/>| 95% CI <text:s text:c="18"/>| Paper Result <text:s text:c="6"/>| Status</text:p>
      <text:p text:style-name="Normal">--------------------------------------------------------------------------------------------------------------</text:p>
      <text:soft-page-break/>
      <text:p text:style-name="Normal">AUROC <text:s text:c="11"/>| <text:s/>88.16% <text:s text:c="10"/>| (86.7%, 89.7%) <text:s text:c="6"/>| 87.29% (85.8-88.8) | ✓ BEAT</text:p>
      <text:p text:style-name="Normal">F1 Score <text:s text:c="8"/>| <text:s/>64.96% <text:s text:c="10"/>| (62.0%, 67.8%) <text:s text:c="6"/>| 80.25% (78.3-82.1) |<text:s/><text:span text:style-name="T470">✗</text:span><text:s/>Below</text:p>
      <text:p text:style-name="Normal">Sensitivity <text:s text:c="5"/>| <text:s/>50.25% <text:s text:c="10"/>| (47.1%, 53.4%) <text:s text:c="6"/>| 81.74% (79.3-84.1) |<text:s/><text:span text:style-name="T471">✗</text:span><text:s/>Below</text:p>
      <text:p text:style-name="Normal">Specificity <text:s text:c="5"/>| <text:s/>95.79% <text:s text:c="10"/>| (94.5%, 97.0%) <text:s text:c="6"/>| 79.02% (76.6-81.4) | ✓ BEAT</text:p>
      <text:p text:style-name="Normal">==============================================================================================================</text:p>
      <text:p text:style-name="Normal"/>
      <text:p text:style-name="Normal">Confusion Matrix:</text:p>
      <text:p text:style-name="Normal"><text:s text:c="2"/>TN: 1025 <text:s/>FP: <text:s text:c="2"/>45</text:p>
      <text:p text:style-name="Normal"><text:s text:c="2"/>FN: <text:s/>501 <text:s/>TP: <text:s/>506</text:p>
      <text:p text:style-name="Normal">==============================================================================================================</text:p>
      <text:p text:style-name="Normal"/>
      <text:p text:style-name="Normal">OVERALL: Beat paper on 2/4 metrics</text:p>
      <text:p text:style-name="Normal">✓ Good! Optimized DenseNet169 outperforms paper on key metrics!</text:p>
      <text:p text:style-name="Normal">==============================================================================================================</text:p>
      <text:p text:style-name="Normal"/>
      <text:p text:style-name="Normal">All results saved to: C:\Users\prosenjit19\Desktop\Spine\vindr-spinexr\outputs\densenet169_optimized</text:p>
      <text:p text:style-name="Normal">Training complet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11T11:13:00Z</meta:creation-date>
    <dc:date>2025-12-11T11:13:00Z</dc:date>
    <meta:template xlink:href="Normal" xlink:type="simple"/>
    <meta:editing-cycles>1</meta:editing-cycles>
    <meta:editing-duration>PT0S</meta:editing-duration>
    <meta:document-statistic meta:page-count="28" meta:paragraph-count="104" meta:word-count="7807" meta:character-count="52209" meta:row-count="370" meta:non-whitespace-character-count="44506"/>
  </office:meta>
</office:document-meta>
</file>